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4feb61" officeooo:paragraph-rsid="0074bc1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uk" fo:country="UA" fo:font-weight="normal" officeooo:rsid="00d26c86" officeooo:paragraph-rsid="0074bc1b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4feb61" officeooo:paragraph-rsid="00c92459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4feb61" officeooo:paragraph-rsid="00ca982c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4feb61" officeooo:paragraph-rsid="00cbe652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4feb61" officeooo:paragraph-rsid="00cc77fe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4feb61" officeooo:paragraph-rsid="00ce25d0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4feb61" officeooo:paragraph-rsid="00d061bf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4feb61" officeooo:paragraph-rsid="00da73ed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4feb61" officeooo:paragraph-rsid="00dc6c86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7b8ad7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644ea" style:font-weight-asian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d9d6f7" style:font-weight-asian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dcab98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f32e3" style:font-weight-asian="normal" style:font-weight-complex="normal"/>
    </style:style>
    <style:style style:name="T10" style:family="text">
      <style:text-properties fo:language="en" fo:country="US" fo:font-weight="normal" officeooo:rsid="000fce72" style:font-weight-asian="normal" style:font-weight-complex="normal"/>
    </style:style>
    <style:style style:name="T11" style:family="text">
      <style:text-properties fo:language="en" fo:country="US" fo:font-weight="normal" officeooo:rsid="001036f7" style:font-weight-asian="normal" style:font-weight-complex="normal"/>
    </style:style>
    <style:style style:name="T12" style:family="text">
      <style:text-properties fo:language="en" fo:country="US" fo:font-weight="normal" officeooo:rsid="0011a0bb" style:font-weight-asian="normal" style:font-weight-complex="normal"/>
    </style:style>
    <style:style style:name="T13" style:family="text">
      <style:text-properties fo:language="en" fo:country="US" fo:font-weight="normal" officeooo:rsid="0013890a" style:font-weight-asian="normal" style:font-weight-complex="normal"/>
    </style:style>
    <style:style style:name="T14" style:family="text">
      <style:text-properties fo:language="en" fo:country="US" fo:font-weight="normal" officeooo:rsid="0019192b" style:font-weight-asian="normal" style:font-weight-complex="normal"/>
    </style:style>
    <style:style style:name="T15" style:family="text">
      <style:text-properties fo:language="en" fo:country="US" fo:font-weight="normal" officeooo:rsid="001d5562" style:font-weight-asian="normal" style:font-weight-complex="normal"/>
    </style:style>
    <style:style style:name="T16" style:family="text">
      <style:text-properties fo:language="en" fo:country="US" fo:font-weight="normal" officeooo:rsid="002a9421" style:font-weight-asian="normal" style:font-weight-complex="normal"/>
    </style:style>
    <style:style style:name="T17" style:family="text">
      <style:text-properties fo:language="en" fo:country="US" fo:font-weight="normal" officeooo:rsid="002b4546" style:font-weight-asian="normal" style:font-weight-complex="normal"/>
    </style:style>
    <style:style style:name="T18" style:family="text">
      <style:text-properties fo:language="en" fo:country="US" fo:font-weight="normal" officeooo:rsid="002e5449" style:font-weight-asian="normal" style:font-weight-complex="normal"/>
    </style:style>
    <style:style style:name="T19" style:family="text">
      <style:text-properties fo:language="en" fo:country="US" fo:font-weight="normal" officeooo:rsid="00174d2b" style:font-weight-asian="normal" style:font-weight-complex="normal"/>
    </style:style>
    <style:style style:name="T20" style:family="text">
      <style:text-properties fo:language="en" fo:country="US" fo:font-weight="normal" officeooo:rsid="0035e1c7" style:font-weight-asian="normal" style:font-weight-complex="normal"/>
    </style:style>
    <style:style style:name="T21" style:family="text">
      <style:text-properties fo:language="en" fo:country="US" fo:font-weight="normal" officeooo:rsid="003d33a1" style:font-weight-asian="normal" style:font-weight-complex="normal"/>
    </style:style>
    <style:style style:name="T22" style:family="text">
      <style:text-properties fo:language="en" fo:country="US" fo:font-weight="normal" officeooo:rsid="00422727" style:font-weight-asian="normal" style:font-weight-complex="normal"/>
    </style:style>
    <style:style style:name="T23" style:family="text">
      <style:text-properties fo:language="en" fo:country="US" fo:font-weight="normal" officeooo:rsid="0043bd76" style:font-weight-asian="normal" style:font-weight-complex="normal"/>
    </style:style>
    <style:style style:name="T24" style:family="text">
      <style:text-properties fo:language="en" fo:country="US" fo:font-weight="normal" officeooo:rsid="0044c3c1" style:font-weight-asian="normal" style:font-weight-complex="normal"/>
    </style:style>
    <style:style style:name="T25" style:family="text">
      <style:text-properties fo:language="en" fo:country="US" fo:font-weight="normal" officeooo:rsid="004c827e" style:font-weight-asian="normal" style:font-weight-complex="normal"/>
    </style:style>
    <style:style style:name="T26" style:family="text">
      <style:text-properties fo:language="en" fo:country="US" fo:font-weight="normal" officeooo:rsid="004d5606" style:font-weight-asian="normal" style:font-weight-complex="normal"/>
    </style:style>
    <style:style style:name="T27" style:family="text">
      <style:text-properties fo:language="en" fo:country="US" fo:font-weight="normal" officeooo:rsid="004dc293" style:font-weight-asian="normal" style:font-weight-complex="normal"/>
    </style:style>
    <style:style style:name="T28" style:family="text">
      <style:text-properties fo:language="en" fo:country="US" officeooo:rsid="0054e839"/>
    </style:style>
    <style:style style:name="T29" style:family="text">
      <style:text-properties fo:language="en" fo:country="US" officeooo:rsid="0057601f"/>
    </style:style>
    <style:style style:name="T30" style:family="text">
      <style:text-properties fo:language="en" fo:country="US" officeooo:rsid="0059550e"/>
    </style:style>
    <style:style style:name="T31" style:family="text">
      <style:text-properties fo:language="en" fo:country="US" officeooo:rsid="005a6491"/>
    </style:style>
    <style:style style:name="T32" style:family="text">
      <style:text-properties fo:language="en" fo:country="US" officeooo:rsid="003ff27e"/>
    </style:style>
    <style:style style:name="T33" style:family="text">
      <style:text-properties fo:language="en" fo:country="US" officeooo:rsid="005ae28f"/>
    </style:style>
    <style:style style:name="T34" style:family="text">
      <style:text-properties fo:language="en" fo:country="US" officeooo:rsid="005b3893"/>
    </style:style>
    <style:style style:name="T35" style:family="text">
      <style:text-properties fo:language="en" fo:country="US" officeooo:rsid="005d8b49"/>
    </style:style>
    <style:style style:name="T36" style:family="text">
      <style:text-properties fo:language="en" fo:country="US" officeooo:rsid="00626fc9"/>
    </style:style>
    <style:style style:name="T37" style:family="text">
      <style:text-properties fo:language="en" fo:country="US" officeooo:rsid="006c1847"/>
    </style:style>
    <style:style style:name="T38" style:family="text">
      <style:text-properties fo:language="en" fo:country="US" officeooo:rsid="0074bc1b"/>
    </style:style>
    <style:style style:name="T39" style:family="text">
      <style:text-properties fo:language="en" fo:country="US" officeooo:rsid="0075477b"/>
    </style:style>
    <style:style style:name="T40" style:family="text">
      <style:text-properties fo:language="en" fo:country="US" officeooo:rsid="007d581e"/>
    </style:style>
    <style:style style:name="T41" style:family="text">
      <style:text-properties fo:language="en" fo:country="US" officeooo:rsid="0077ee2f"/>
    </style:style>
    <style:style style:name="T42" style:family="text">
      <style:text-properties fo:language="en" fo:country="US" officeooo:rsid="008ef7bc"/>
    </style:style>
    <style:style style:name="T43" style:family="text">
      <style:text-properties fo:language="en" fo:country="US" officeooo:rsid="006418e6"/>
    </style:style>
    <style:style style:name="T44" style:family="text">
      <style:text-properties fo:language="en" fo:country="US" officeooo:rsid="00942907"/>
    </style:style>
    <style:style style:name="T45" style:family="text">
      <style:text-properties fo:language="en" fo:country="US" officeooo:rsid="0097ca4f"/>
    </style:style>
    <style:style style:name="T46" style:family="text">
      <style:text-properties fo:language="en" fo:country="US" officeooo:rsid="00999d4d"/>
    </style:style>
    <style:style style:name="T47" style:family="text">
      <style:text-properties fo:language="en" fo:country="US" officeooo:rsid="00a27c70"/>
    </style:style>
    <style:style style:name="T48" style:family="text">
      <style:text-properties fo:language="en" fo:country="US" officeooo:rsid="00ab81a0"/>
    </style:style>
    <style:style style:name="T49" style:family="text">
      <style:text-properties fo:language="en" fo:country="US" officeooo:rsid="00b1e9e1"/>
    </style:style>
    <style:style style:name="T50" style:family="text">
      <style:text-properties fo:language="en" fo:country="US" officeooo:rsid="00b396ac"/>
    </style:style>
    <style:style style:name="T51" style:family="text">
      <style:text-properties fo:language="en" fo:country="US" officeooo:rsid="00c2b258"/>
    </style:style>
    <style:style style:name="T52" style:family="text">
      <style:text-properties fo:language="en" fo:country="US" officeooo:rsid="00c4a7c3"/>
    </style:style>
    <style:style style:name="T53" style:family="text">
      <style:text-properties fo:language="en" fo:country="US" officeooo:rsid="00da73ed"/>
    </style:style>
    <style:style style:name="T54" style:family="text">
      <style:text-properties fo:language="en" fo:country="US" officeooo:rsid="00dc6c86"/>
    </style:style>
    <style:style style:name="T55" style:family="text">
      <style:text-properties fo:language="en" fo:country="US" officeooo:rsid="00dcab98"/>
    </style:style>
    <style:style style:name="T56" style:family="text">
      <style:text-properties fo:language="en" fo:country="US" fo:font-weight="bold" style:font-weight-asian="bold" style:font-weight-complex="bold"/>
    </style:style>
    <style:style style:name="T57" style:family="text">
      <style:text-properties fo:language="en" fo:country="US" fo:font-weight="bold" officeooo:rsid="00da73ed" style:font-weight-asian="bold" style:font-weight-complex="bold"/>
    </style:style>
    <style:style style:name="T58" style:family="text">
      <style:text-properties fo:language="en" fo:country="US" fo:font-weight="bold" officeooo:rsid="008ef7bc" style:font-weight-asian="bold" style:font-weight-complex="bold"/>
    </style:style>
    <style:style style:name="T59" style:family="text">
      <style:text-properties fo:language="en" fo:country="US" fo:font-weight="bold" officeooo:rsid="00daaf72" style:font-weight-asian="bold" style:font-weight-complex="bold"/>
    </style:style>
    <style:style style:name="T60" style:family="text">
      <style:text-properties fo:language="en" fo:country="US" fo:font-weight="bold" officeooo:rsid="00dc6c86" style:font-weight-asian="bold" style:font-weight-complex="bold"/>
    </style:style>
    <style:style style:name="T61" style:family="text">
      <style:text-properties fo:language="en" fo:country="US" fo:font-weight="bold" officeooo:rsid="00b88504" style:font-weight-asian="bold" style:font-weight-complex="bold"/>
    </style:style>
    <style:style style:name="T62" style:family="text">
      <style:text-properties fo:language="en" fo:country="US" fo:font-weight="bold" officeooo:rsid="00d061bf" style:font-weight-asian="bold" style:font-weight-complex="bold"/>
    </style:style>
    <style:style style:name="T63" style:family="text">
      <style:text-properties fo:language="en" fo:country="US" fo:font-weight="bold" officeooo:rsid="00ca982c" style:font-weight-asian="bold" style:font-weight-complex="bold"/>
    </style:style>
    <style:style style:name="T64" style:family="text">
      <style:text-properties fo:language="en" fo:country="US" fo:font-weight="bold" officeooo:rsid="00c4a7c3" style:font-weight-asian="bold" style:font-weight-complex="bold"/>
    </style:style>
    <style:style style:name="T65" style:family="text">
      <style:text-properties fo:language="en" fo:country="US" fo:font-weight="bold" officeooo:rsid="00c3476b" style:font-weight-asian="bold" style:font-weight-complex="bold"/>
    </style:style>
    <style:style style:name="T66" style:family="text">
      <style:text-properties fo:language="en" fo:country="US" fo:font-weight="bold" officeooo:rsid="00a11389" style:font-weight-asian="bold" style:font-weight-complex="bold"/>
    </style:style>
    <style:style style:name="T67" style:family="text">
      <style:text-properties fo:language="en" fo:country="US" fo:font-weight="bold" officeooo:rsid="00a58c47" style:font-weight-asian="bold" style:font-weight-complex="bold"/>
    </style:style>
    <style:style style:name="T68" style:family="text">
      <style:text-properties fo:language="en" fo:country="US" fo:font-weight="bold" officeooo:rsid="00a27c70" style:font-weight-asian="bold" style:font-weight-complex="bold"/>
    </style:style>
    <style:style style:name="T69" style:family="text">
      <style:text-properties fo:language="en" fo:country="US" fo:font-weight="bold" officeooo:rsid="00b4f663" style:font-weight-asian="bold" style:font-weight-complex="bold"/>
    </style:style>
    <style:style style:name="T70" style:family="text">
      <style:text-properties fo:language="en" fo:country="US" fo:font-weight="bold" officeooo:rsid="00c2b258" style:font-weight-asian="bold" style:font-weight-complex="bold"/>
    </style:style>
    <style:style style:name="T71" style:family="text">
      <style:text-properties fo:language="en" fo:country="US" fo:font-weight="bold" officeooo:rsid="00d8611a" style:font-weight-asian="bold" style:font-weight-complex="bold"/>
    </style:style>
    <style:style style:name="T72" style:family="text">
      <style:text-properties fo:language="en" fo:country="US" fo:font-weight="bold" officeooo:rsid="00de6a39" style:font-weight-asian="bold" style:font-weight-complex="bold"/>
    </style:style>
    <style:style style:name="T73" style:family="text">
      <style:text-properties fo:language="en" fo:country="US" officeooo:rsid="002e5449"/>
    </style:style>
    <style:style style:name="T74" style:family="text">
      <style:text-properties fo:language="en" fo:country="US" officeooo:rsid="0022db7d"/>
    </style:style>
    <style:style style:name="T75" style:family="text">
      <style:text-properties fo:language="en" fo:country="US" officeooo:rsid="0043bd76"/>
    </style:style>
    <style:style style:name="T76" style:family="text">
      <style:text-properties fo:language="en" fo:country="US" officeooo:rsid="002a9421"/>
    </style:style>
    <style:style style:name="T77" style:family="text">
      <style:text-properties fo:language="en" fo:country="US" officeooo:rsid="0008a721"/>
    </style:style>
    <style:style style:name="T78" style:family="text">
      <style:text-properties fo:language="en" fo:country="US" officeooo:rsid="001bcacf"/>
    </style:style>
    <style:style style:name="T79" style:family="text">
      <style:text-properties fo:language="en" fo:country="US" officeooo:rsid="000fce72"/>
    </style:style>
    <style:style style:name="T80" style:family="text">
      <style:text-properties fo:language="en" fo:country="US" officeooo:rsid="000c6162"/>
    </style:style>
    <style:style style:name="T81" style:family="text">
      <style:text-properties fo:language="en" fo:country="US" officeooo:rsid="004d5606"/>
    </style:style>
    <style:style style:name="T82" style:family="text">
      <style:text-properties fo:language="en" fo:country="US" officeooo:rsid="00275a4b"/>
    </style:style>
    <style:style style:name="T83" style:family="text">
      <style:text-properties fo:language="en" fo:country="US" officeooo:rsid="001e0b5e"/>
    </style:style>
    <style:style style:name="T84" style:family="text">
      <style:text-properties fo:language="en" fo:country="US" officeooo:rsid="002b4546"/>
    </style:style>
    <style:style style:name="T85" style:family="text">
      <style:text-properties fo:language="en" fo:country="US" officeooo:rsid="004dc293"/>
    </style:style>
    <style:style style:name="T86" style:family="text">
      <style:text-properties fo:language="en" fo:country="US" officeooo:rsid="0024d0d0"/>
    </style:style>
    <style:style style:name="T87" style:family="text">
      <style:text-properties fo:language="en" fo:country="US" officeooo:rsid="001d5562"/>
    </style:style>
    <style:style style:name="T88" style:family="text">
      <style:text-properties fo:language="en" fo:country="US" officeooo:rsid="001a8c08"/>
    </style:style>
    <style:style style:name="T89" style:family="text">
      <style:text-properties fo:language="en" fo:country="US" officeooo:rsid="000d9e06"/>
    </style:style>
    <style:style style:name="T90" style:family="text">
      <style:text-properties fo:language="en" fo:country="US" officeooo:rsid="004dc07c"/>
    </style:style>
    <style:style style:name="T91" style:family="text">
      <style:text-properties fo:language="en" fo:country="US" officeooo:rsid="0013890a"/>
    </style:style>
    <style:style style:name="T92" style:family="text">
      <style:text-properties fo:language="en" fo:country="US" officeooo:rsid="0011a0bb"/>
    </style:style>
    <style:style style:name="T93" style:family="text">
      <style:text-properties fo:language="en" fo:country="US" officeooo:rsid="001036f7"/>
    </style:style>
    <style:style style:name="T94" style:family="text">
      <style:text-properties fo:language="en" fo:country="US" officeooo:rsid="0035e1c7"/>
    </style:style>
    <style:style style:name="T95" style:family="text">
      <style:text-properties fo:language="en" fo:country="US" officeooo:rsid="00351855"/>
    </style:style>
    <style:style style:name="T96" style:family="text">
      <style:text-properties fo:language="en" fo:country="US" officeooo:rsid="000b915e"/>
    </style:style>
    <style:style style:name="T97" style:family="text">
      <style:text-properties fo:language="en" fo:country="US" officeooo:rsid="003d33a1"/>
    </style:style>
    <style:style style:name="T98" style:family="text">
      <style:text-properties fo:language="en" fo:country="US" officeooo:rsid="000f32e3"/>
    </style:style>
    <style:style style:name="T99" style:family="text">
      <style:text-properties fo:language="en" fo:country="US" officeooo:rsid="0009da89"/>
    </style:style>
    <style:style style:name="T100" style:family="text">
      <style:text-properties fo:language="en" fo:country="US" officeooo:rsid="000b3aeb"/>
    </style:style>
    <style:style style:name="T101" style:family="text">
      <style:text-properties fo:language="en" fo:country="US" officeooo:rsid="000c8611"/>
    </style:style>
    <style:style style:name="T102" style:family="text">
      <style:text-properties fo:language="en" fo:country="US" officeooo:rsid="000c1eb8"/>
    </style:style>
    <style:style style:name="T103" style:family="text">
      <style:text-properties fo:language="en" fo:country="US" officeooo:rsid="00217390"/>
    </style:style>
    <style:style style:name="T104" style:family="text">
      <style:text-properties fo:language="en" fo:country="US" officeooo:rsid="00392cf2"/>
    </style:style>
    <style:style style:name="T105" style:family="text">
      <style:text-properties fo:language="en" fo:country="US" officeooo:rsid="00de6a39"/>
    </style:style>
    <style:style style:name="T106" style:family="text">
      <style:text-properties fo:language="en" fo:country="US" officeooo:rsid="00e02ae0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fo:font-weight="normal" officeooo:rsid="0008a721" style:font-weight-asian="normal" style:font-weight-complex="normal"/>
    </style:style>
    <style:style style:name="T109" style:family="text">
      <style:text-properties fo:font-weight="normal" officeooo:rsid="00322e76" style:font-weight-asian="normal" style:font-weight-complex="normal"/>
    </style:style>
    <style:style style:name="T110" style:family="text">
      <style:text-properties fo:font-weight="normal" officeooo:rsid="00907210" style:font-weight-asian="normal" style:font-weight-complex="normal"/>
    </style:style>
    <style:style style:name="T111" style:family="text">
      <style:text-properties fo:language="uk" fo:country="UA"/>
    </style:style>
    <style:style style:name="T112" style:family="text">
      <style:text-properties fo:language="uk" fo:country="UA" fo:font-weight="normal" style:font-weight-asian="normal" style:font-weight-complex="normal"/>
    </style:style>
    <style:style style:name="T113" style:family="text">
      <style:text-properties fo:language="uk" fo:country="UA" fo:font-weight="normal" officeooo:rsid="0008a721" style:font-weight-asian="normal" style:font-weight-complex="normal"/>
    </style:style>
    <style:style style:name="T114" style:family="text">
      <style:text-properties fo:language="uk" fo:country="UA" fo:font-weight="normal" officeooo:rsid="0009da89" style:font-weight-asian="normal" style:font-weight-complex="normal"/>
    </style:style>
    <style:style style:name="T115" style:family="text">
      <style:text-properties fo:language="uk" fo:country="UA" fo:font-weight="normal" officeooo:rsid="000b3d94" style:font-weight-asian="normal" style:font-weight-complex="normal"/>
    </style:style>
    <style:style style:name="T116" style:family="text">
      <style:text-properties fo:language="uk" fo:country="UA" fo:font-weight="normal" officeooo:rsid="000b915e" style:font-weight-asian="normal" style:font-weight-complex="normal"/>
    </style:style>
    <style:style style:name="T117" style:family="text">
      <style:text-properties fo:language="uk" fo:country="UA" fo:font-weight="normal" officeooo:rsid="000c1eb8" style:font-weight-asian="normal" style:font-weight-complex="normal"/>
    </style:style>
    <style:style style:name="T118" style:family="text">
      <style:text-properties fo:language="uk" fo:country="UA" fo:font-weight="normal" officeooo:rsid="000c6162" style:font-weight-asian="normal" style:font-weight-complex="normal"/>
    </style:style>
    <style:style style:name="T119" style:family="text">
      <style:text-properties fo:language="uk" fo:country="UA" fo:font-weight="normal" officeooo:rsid="000c8611" style:font-weight-asian="normal" style:font-weight-complex="normal"/>
    </style:style>
    <style:style style:name="T120" style:family="text">
      <style:text-properties fo:language="uk" fo:country="UA" fo:font-weight="normal" officeooo:rsid="000d9e06" style:font-weight-asian="normal" style:font-weight-complex="normal"/>
    </style:style>
    <style:style style:name="T121" style:family="text">
      <style:text-properties fo:language="uk" fo:country="UA" fo:font-weight="normal" officeooo:rsid="000dd1e0" style:font-weight-asian="normal" style:font-weight-complex="normal"/>
    </style:style>
    <style:style style:name="T122" style:family="text">
      <style:text-properties fo:language="uk" fo:country="UA" fo:font-weight="normal" officeooo:rsid="000f32e3" style:font-weight-asian="normal" style:font-weight-complex="normal"/>
    </style:style>
    <style:style style:name="T123" style:family="text">
      <style:text-properties fo:language="uk" fo:country="UA" fo:font-weight="normal" officeooo:rsid="000f4269" style:font-weight-asian="normal" style:font-weight-complex="normal"/>
    </style:style>
    <style:style style:name="T124" style:family="text">
      <style:text-properties fo:language="uk" fo:country="UA" fo:font-weight="normal" officeooo:rsid="000fce72" style:font-weight-asian="normal" style:font-weight-complex="normal"/>
    </style:style>
    <style:style style:name="T125" style:family="text">
      <style:text-properties fo:language="uk" fo:country="UA" fo:font-weight="normal" officeooo:rsid="001036f7" style:font-weight-asian="normal" style:font-weight-complex="normal"/>
    </style:style>
    <style:style style:name="T126" style:family="text">
      <style:text-properties fo:language="uk" fo:country="UA" fo:font-weight="normal" officeooo:rsid="0011a0bb" style:font-weight-asian="normal" style:font-weight-complex="normal"/>
    </style:style>
    <style:style style:name="T127" style:family="text">
      <style:text-properties fo:language="uk" fo:country="UA" fo:font-weight="normal" officeooo:rsid="0013890a" style:font-weight-asian="normal" style:font-weight-complex="normal"/>
    </style:style>
    <style:style style:name="T128" style:family="text">
      <style:text-properties fo:language="uk" fo:country="UA" fo:font-weight="normal" officeooo:rsid="0014de2e" style:font-weight-asian="normal" style:font-weight-complex="normal"/>
    </style:style>
    <style:style style:name="T129" style:family="text">
      <style:text-properties fo:language="uk" fo:country="UA" fo:font-weight="normal" officeooo:rsid="0017459d" style:font-weight-asian="normal" style:font-weight-complex="normal"/>
    </style:style>
    <style:style style:name="T130" style:family="text">
      <style:text-properties fo:language="uk" fo:country="UA" fo:font-weight="normal" officeooo:rsid="00174d2b" style:font-weight-asian="normal" style:font-weight-complex="normal"/>
    </style:style>
    <style:style style:name="T131" style:family="text">
      <style:text-properties fo:language="uk" fo:country="UA" fo:font-weight="normal" officeooo:rsid="001845bb" style:font-weight-asian="normal" style:font-weight-complex="normal"/>
    </style:style>
    <style:style style:name="T132" style:family="text">
      <style:text-properties fo:language="uk" fo:country="UA" fo:font-weight="normal" officeooo:rsid="0019192b" style:font-weight-asian="normal" style:font-weight-complex="normal"/>
    </style:style>
    <style:style style:name="T133" style:family="text">
      <style:text-properties fo:language="uk" fo:country="UA" fo:font-weight="normal" officeooo:rsid="00195967" style:font-weight-asian="normal" style:font-weight-complex="normal"/>
    </style:style>
    <style:style style:name="T134" style:family="text">
      <style:text-properties fo:language="uk" fo:country="UA" fo:font-weight="normal" officeooo:rsid="001a8c08" style:font-weight-asian="normal" style:font-weight-complex="normal"/>
    </style:style>
    <style:style style:name="T135" style:family="text">
      <style:text-properties fo:language="uk" fo:country="UA" fo:font-weight="normal" officeooo:rsid="001bcacf" style:font-weight-asian="normal" style:font-weight-complex="normal"/>
    </style:style>
    <style:style style:name="T136" style:family="text">
      <style:text-properties fo:language="uk" fo:country="UA" fo:font-weight="normal" officeooo:rsid="001d5562" style:font-weight-asian="normal" style:font-weight-complex="normal"/>
    </style:style>
    <style:style style:name="T137" style:family="text">
      <style:text-properties fo:language="uk" fo:country="UA" fo:font-weight="normal" officeooo:rsid="00217390" style:font-weight-asian="normal" style:font-weight-complex="normal"/>
    </style:style>
    <style:style style:name="T138" style:family="text">
      <style:text-properties fo:language="uk" fo:country="UA" fo:font-weight="normal" officeooo:rsid="0028b84e" style:font-weight-asian="normal" style:font-weight-complex="normal"/>
    </style:style>
    <style:style style:name="T139" style:family="text">
      <style:text-properties fo:language="uk" fo:country="UA" fo:font-weight="normal" officeooo:rsid="002a9421" style:font-weight-asian="normal" style:font-weight-complex="normal"/>
    </style:style>
    <style:style style:name="T140" style:family="text">
      <style:text-properties fo:language="uk" fo:country="UA" fo:font-weight="normal" officeooo:rsid="002b4546" style:font-weight-asian="normal" style:font-weight-complex="normal"/>
    </style:style>
    <style:style style:name="T141" style:family="text">
      <style:text-properties fo:language="uk" fo:country="UA" fo:font-weight="normal" officeooo:rsid="002e5449" style:font-weight-asian="normal" style:font-weight-complex="normal"/>
    </style:style>
    <style:style style:name="T142" style:family="text">
      <style:text-properties fo:language="uk" fo:country="UA" fo:font-weight="normal" officeooo:rsid="0030f721" style:font-weight-asian="normal" style:font-weight-complex="normal"/>
    </style:style>
    <style:style style:name="T143" style:family="text">
      <style:text-properties fo:language="uk" fo:country="UA" fo:font-weight="normal" officeooo:rsid="00351855" style:font-weight-asian="normal" style:font-weight-complex="normal"/>
    </style:style>
    <style:style style:name="T144" style:family="text">
      <style:text-properties fo:language="uk" fo:country="UA" fo:font-weight="normal" officeooo:rsid="0035e1c7" style:font-weight-asian="normal" style:font-weight-complex="normal"/>
    </style:style>
    <style:style style:name="T145" style:family="text">
      <style:text-properties fo:language="uk" fo:country="UA" fo:font-weight="normal" officeooo:rsid="0037ae97" style:font-weight-asian="normal" style:font-weight-complex="normal"/>
    </style:style>
    <style:style style:name="T146" style:family="text">
      <style:text-properties fo:language="uk" fo:country="UA" fo:font-weight="normal" officeooo:rsid="00392cf2" style:font-weight-asian="normal" style:font-weight-complex="normal"/>
    </style:style>
    <style:style style:name="T147" style:family="text">
      <style:text-properties fo:language="uk" fo:country="UA" fo:font-weight="normal" officeooo:rsid="003ab93e" style:font-weight-asian="normal" style:font-weight-complex="normal"/>
    </style:style>
    <style:style style:name="T148" style:family="text">
      <style:text-properties fo:language="uk" fo:country="UA" fo:font-weight="normal" officeooo:rsid="003bede9" style:font-weight-asian="normal" style:font-weight-complex="normal"/>
    </style:style>
    <style:style style:name="T149" style:family="text">
      <style:text-properties fo:language="uk" fo:country="UA" fo:font-weight="normal" officeooo:rsid="003c6c88" style:font-weight-asian="normal" style:font-weight-complex="normal"/>
    </style:style>
    <style:style style:name="T150" style:family="text">
      <style:text-properties fo:language="uk" fo:country="UA" fo:font-weight="normal" officeooo:rsid="003d33a1" style:font-weight-asian="normal" style:font-weight-complex="normal"/>
    </style:style>
    <style:style style:name="T151" style:family="text">
      <style:text-properties fo:language="uk" fo:country="UA" fo:font-weight="normal" officeooo:rsid="00422727" style:font-weight-asian="normal" style:font-weight-complex="normal"/>
    </style:style>
    <style:style style:name="T152" style:family="text">
      <style:text-properties fo:language="uk" fo:country="UA" fo:font-weight="normal" officeooo:rsid="0043bd76" style:font-weight-asian="normal" style:font-weight-complex="normal"/>
    </style:style>
    <style:style style:name="T153" style:family="text">
      <style:text-properties fo:language="uk" fo:country="UA" fo:font-weight="normal" officeooo:rsid="004c827e" style:font-weight-asian="normal" style:font-weight-complex="normal"/>
    </style:style>
    <style:style style:name="T154" style:family="text">
      <style:text-properties fo:language="uk" fo:country="UA" fo:font-weight="normal" officeooo:rsid="004d5606" style:font-weight-asian="normal" style:font-weight-complex="normal"/>
    </style:style>
    <style:style style:name="T155" style:family="text">
      <style:text-properties fo:language="uk" fo:country="UA" fo:font-weight="normal" officeooo:rsid="004dc293" style:font-weight-asian="normal" style:font-weight-complex="normal"/>
    </style:style>
    <style:style style:name="T156" style:family="text">
      <style:text-properties fo:language="uk" fo:country="UA" fo:font-weight="normal" officeooo:rsid="004df7db" style:font-weight-asian="normal" style:font-weight-complex="normal"/>
    </style:style>
    <style:style style:name="T157" style:family="text">
      <style:text-properties fo:language="uk" fo:country="UA" officeooo:rsid="002e98dd"/>
    </style:style>
    <style:style style:name="T158" style:family="text">
      <style:text-properties fo:language="uk" fo:country="UA" officeooo:rsid="000fce72"/>
    </style:style>
    <style:style style:name="T159" style:family="text">
      <style:text-properties fo:language="uk" fo:country="UA" officeooo:rsid="0053c881"/>
    </style:style>
    <style:style style:name="T160" style:family="text">
      <style:text-properties fo:language="uk" fo:country="UA" officeooo:rsid="0054e839"/>
    </style:style>
    <style:style style:name="T161" style:family="text">
      <style:text-properties fo:language="uk" fo:country="UA" officeooo:rsid="00556f0a"/>
    </style:style>
    <style:style style:name="T162" style:family="text">
      <style:text-properties fo:language="uk" fo:country="UA" officeooo:rsid="0057601f"/>
    </style:style>
    <style:style style:name="T163" style:family="text">
      <style:text-properties fo:language="uk" fo:country="UA" officeooo:rsid="003ff27e"/>
    </style:style>
    <style:style style:name="T164" style:family="text">
      <style:text-properties fo:language="uk" fo:country="UA" officeooo:rsid="005ae28f"/>
    </style:style>
    <style:style style:name="T165" style:family="text">
      <style:text-properties fo:language="uk" fo:country="UA" officeooo:rsid="005b3893"/>
    </style:style>
    <style:style style:name="T166" style:family="text">
      <style:text-properties fo:language="uk" fo:country="UA" officeooo:rsid="005d8b49"/>
    </style:style>
    <style:style style:name="T167" style:family="text">
      <style:text-properties fo:language="uk" fo:country="UA" officeooo:rsid="005f1ab6"/>
    </style:style>
    <style:style style:name="T168" style:family="text">
      <style:text-properties fo:language="uk" fo:country="UA" officeooo:rsid="00626fc9"/>
    </style:style>
    <style:style style:name="T169" style:family="text">
      <style:text-properties fo:language="uk" fo:country="UA" officeooo:rsid="0069734c"/>
    </style:style>
    <style:style style:name="T170" style:family="text">
      <style:text-properties fo:language="uk" fo:country="UA" officeooo:rsid="0074bc1b"/>
    </style:style>
    <style:style style:name="T171" style:family="text">
      <style:text-properties fo:language="uk" fo:country="UA" officeooo:rsid="0075477b"/>
    </style:style>
    <style:style style:name="T172" style:family="text">
      <style:text-properties fo:language="uk" fo:country="UA" officeooo:rsid="007d581e"/>
    </style:style>
    <style:style style:name="T173" style:family="text">
      <style:text-properties fo:language="uk" fo:country="UA" officeooo:rsid="00834d77"/>
    </style:style>
    <style:style style:name="T174" style:family="text">
      <style:text-properties fo:language="uk" fo:country="UA" officeooo:rsid="0083f00e"/>
    </style:style>
    <style:style style:name="T175" style:family="text">
      <style:text-properties fo:language="uk" fo:country="UA" officeooo:rsid="00917e92"/>
    </style:style>
    <style:style style:name="T176" style:family="text">
      <style:text-properties fo:language="uk" fo:country="UA" officeooo:rsid="00942907"/>
    </style:style>
    <style:style style:name="T177" style:family="text">
      <style:text-properties fo:language="uk" fo:country="UA" officeooo:rsid="005a6491"/>
    </style:style>
    <style:style style:name="T178" style:family="text">
      <style:text-properties fo:language="uk" fo:country="UA" officeooo:rsid="009632a2"/>
    </style:style>
    <style:style style:name="T179" style:family="text">
      <style:text-properties fo:language="uk" fo:country="UA" officeooo:rsid="0096eb97"/>
    </style:style>
    <style:style style:name="T180" style:family="text">
      <style:text-properties fo:language="uk" fo:country="UA" officeooo:rsid="0097ca4f"/>
    </style:style>
    <style:style style:name="T181" style:family="text">
      <style:text-properties fo:language="uk" fo:country="UA" officeooo:rsid="00999d4d"/>
    </style:style>
    <style:style style:name="T182" style:family="text">
      <style:text-properties fo:language="uk" fo:country="UA" officeooo:rsid="00ab81a0"/>
    </style:style>
    <style:style style:name="T183" style:family="text">
      <style:text-properties fo:language="uk" fo:country="UA" officeooo:rsid="006c1847"/>
    </style:style>
    <style:style style:name="T184" style:family="text">
      <style:text-properties fo:language="uk" fo:country="UA" officeooo:rsid="00ae787f"/>
    </style:style>
    <style:style style:name="T185" style:family="text">
      <style:text-properties fo:language="uk" fo:country="UA" officeooo:rsid="00b0d6da"/>
    </style:style>
    <style:style style:name="T186" style:family="text">
      <style:text-properties fo:language="uk" fo:country="UA" officeooo:rsid="00b4f663"/>
    </style:style>
    <style:style style:name="T187" style:family="text">
      <style:text-properties fo:language="uk" fo:country="UA" officeooo:rsid="00ba29d7"/>
    </style:style>
    <style:style style:name="T188" style:family="text">
      <style:text-properties fo:language="uk" fo:country="UA" officeooo:rsid="00ba5f8d"/>
    </style:style>
    <style:style style:name="T189" style:family="text">
      <style:text-properties fo:language="uk" fo:country="UA" officeooo:rsid="00beb4f1"/>
    </style:style>
    <style:style style:name="T190" style:family="text">
      <style:text-properties fo:language="uk" fo:country="UA" officeooo:rsid="00c4a7c3"/>
    </style:style>
    <style:style style:name="T191" style:family="text">
      <style:text-properties fo:language="uk" fo:country="UA" officeooo:rsid="00c5213d"/>
    </style:style>
    <style:style style:name="T192" style:family="text">
      <style:text-properties fo:language="uk" fo:country="UA" officeooo:rsid="00c62aa2"/>
    </style:style>
    <style:style style:name="T193" style:family="text">
      <style:text-properties fo:language="uk" fo:country="UA" officeooo:rsid="00ca982c"/>
    </style:style>
    <style:style style:name="T194" style:family="text">
      <style:text-properties fo:language="uk" fo:country="UA" officeooo:rsid="00cece98"/>
    </style:style>
    <style:style style:name="T195" style:family="text">
      <style:text-properties fo:language="uk" fo:country="UA" officeooo:rsid="00cfa341"/>
    </style:style>
    <style:style style:name="T196" style:family="text">
      <style:text-properties fo:language="uk" fo:country="UA" officeooo:rsid="00d26c86"/>
    </style:style>
    <style:style style:name="T197" style:family="text">
      <style:text-properties fo:language="uk" fo:country="UA" officeooo:rsid="00d330e9"/>
    </style:style>
    <style:style style:name="T198" style:family="text">
      <style:text-properties fo:language="uk" fo:country="UA" officeooo:rsid="00d4e723"/>
    </style:style>
    <style:style style:name="T199" style:family="text">
      <style:text-properties fo:language="uk" fo:country="UA" officeooo:rsid="00d6020d"/>
    </style:style>
    <style:style style:name="T200" style:family="text">
      <style:text-properties fo:language="uk" fo:country="UA" officeooo:rsid="00d9d6f7"/>
    </style:style>
    <style:style style:name="T201" style:family="text">
      <style:text-properties fo:language="uk" fo:country="UA" officeooo:rsid="008ef7bc"/>
    </style:style>
    <style:style style:name="T202" style:family="text">
      <style:text-properties fo:language="uk" fo:country="UA" officeooo:rsid="00daaf72"/>
    </style:style>
    <style:style style:name="T203" style:family="text">
      <style:text-properties fo:language="uk" fo:country="UA" officeooo:rsid="00dc6c86"/>
    </style:style>
    <style:style style:name="T204" style:family="text">
      <style:text-properties fo:language="uk" fo:country="UA" officeooo:rsid="00dcab98"/>
    </style:style>
    <style:style style:name="T205" style:family="text">
      <style:text-properties fo:language="uk" fo:country="UA" fo:font-weight="bold" style:font-weight-asian="bold" style:font-weight-complex="bold"/>
    </style:style>
    <style:style style:name="T206" style:family="text">
      <style:text-properties fo:language="uk" fo:country="UA" fo:font-weight="bold" officeooo:rsid="000fce72" style:font-weight-asian="bold" style:font-weight-complex="bold"/>
    </style:style>
    <style:style style:name="T207" style:family="text">
      <style:text-properties fo:language="uk" fo:country="UA" fo:font-weight="bold" officeooo:rsid="00ae787f" style:font-weight-asian="bold" style:font-weight-complex="bold"/>
    </style:style>
    <style:style style:name="T208" style:family="text">
      <style:text-properties fo:language="uk" fo:country="UA" fo:font-weight="bold" officeooo:rsid="00c4a7c3" style:font-weight-asian="bold" style:font-weight-complex="bold"/>
    </style:style>
    <style:style style:name="T209" style:family="text">
      <style:text-properties fo:language="uk" fo:country="UA" fo:font-weight="bold" officeooo:rsid="00d6020d" style:font-weight-asian="bold" style:font-weight-complex="bold"/>
    </style:style>
    <style:style style:name="T210" style:family="text">
      <style:text-properties fo:language="uk" fo:country="UA" fo:font-weight="bold" officeooo:rsid="00b4f663" style:font-weight-asian="bold" style:font-weight-complex="bold"/>
    </style:style>
    <style:style style:name="T211" style:family="text">
      <style:text-properties fo:language="uk" fo:country="UA" officeooo:rsid="0022db7d"/>
    </style:style>
    <style:style style:name="T212" style:family="text">
      <style:text-properties fo:language="uk" fo:country="UA" officeooo:rsid="00de17ec"/>
    </style:style>
    <style:style style:name="T213" style:family="text">
      <style:text-properties fo:language="uk" fo:country="UA" officeooo:rsid="00de6a39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officeooo:rsid="006c1847" style:font-weight-asian="bold" style:font-weight-complex="bold"/>
    </style:style>
    <style:style style:name="T216" style:family="text">
      <style:text-properties fo:font-weight="bold" officeooo:rsid="00917e92" style:font-weight-asian="bold" style:font-weight-complex="bold"/>
    </style:style>
    <style:style style:name="T217" style:family="text">
      <style:text-properties fo:font-weight="bold" officeooo:rsid="0099fd6f" style:font-weight-asian="bold" style:font-weight-complex="bold"/>
    </style:style>
    <style:style style:name="T218" style:family="text">
      <style:text-properties fo:font-weight="bold" officeooo:rsid="006d6296" style:font-weight-asian="bold" style:font-weight-complex="bold"/>
    </style:style>
    <style:style style:name="T219" style:family="text">
      <style:text-properties fo:font-weight="bold" officeooo:rsid="00da73ed" style:font-weight-asian="bold" style:font-weight-complex="bold"/>
    </style:style>
    <style:style style:name="T220" style:family="text">
      <style:text-properties fo:font-weight="bold" officeooo:rsid="00c92459" style:font-weight-asian="bold" style:font-weight-complex="bold"/>
    </style:style>
    <style:style style:name="T221" style:family="text">
      <style:text-properties fo:language="ru" fo:country="RU" fo:font-weight="normal" officeooo:rsid="00422727" style:font-weight-asian="normal" style:font-weight-complex="normal"/>
    </style:style>
    <style:style style:name="T222" style:family="text">
      <style:text-properties fo:language="ru" fo:country="RU" fo:font-weight="normal" officeooo:rsid="0043bd76" style:font-weight-asian="normal" style:font-weight-complex="normal"/>
    </style:style>
    <style:style style:name="T223" style:family="text">
      <style:text-properties fo:language="ru" fo:country="RU" officeooo:rsid="005b3893"/>
    </style:style>
    <style:style style:name="T224" style:family="text">
      <style:text-properties officeooo:rsid="002e98dd"/>
    </style:style>
    <style:style style:name="T225" style:family="text">
      <style:text-properties officeooo:rsid="0053c881"/>
    </style:style>
    <style:style style:name="T226" style:family="text">
      <style:text-properties officeooo:rsid="006a9d41"/>
    </style:style>
    <style:style style:name="T227" style:family="text">
      <style:text-properties officeooo:rsid="006c1847"/>
    </style:style>
    <style:style style:name="T228" style:family="text">
      <style:text-properties officeooo:rsid="007b2f77"/>
    </style:style>
    <style:style style:name="T229" style:family="text">
      <style:text-properties officeooo:rsid="007c6aab"/>
    </style:style>
    <style:style style:name="T230" style:family="text">
      <style:text-properties officeooo:rsid="008ef7bc"/>
    </style:style>
    <style:style style:name="T231" style:family="text">
      <style:text-properties officeooo:rsid="00917e92"/>
    </style:style>
    <style:style style:name="T232" style:family="text">
      <style:text-properties officeooo:rsid="00a27c70"/>
    </style:style>
    <style:style style:name="T233" style:family="text">
      <style:text-properties officeooo:rsid="00ae787f"/>
    </style:style>
    <style:style style:name="T234" style:family="text">
      <style:text-properties officeooo:rsid="00afda23"/>
    </style:style>
    <style:style style:name="T235" style:family="text">
      <style:text-properties officeooo:rsid="00b0d6da"/>
    </style:style>
    <style:style style:name="T236" style:family="text">
      <style:text-properties officeooo:rsid="00b2438a"/>
    </style:style>
    <style:style style:name="T237" style:family="text">
      <style:text-properties officeooo:rsid="00b88504"/>
    </style:style>
    <style:style style:name="T238" style:family="text">
      <style:text-properties officeooo:rsid="006418e6"/>
    </style:style>
    <style:style style:name="T239" style:family="text">
      <style:text-properties officeooo:rsid="00bd619c"/>
    </style:style>
    <style:style style:name="T240" style:family="text">
      <style:text-properties officeooo:rsid="00c4a7c3"/>
    </style:style>
    <style:style style:name="T241" style:family="text">
      <style:text-properties officeooo:rsid="00c5213d"/>
    </style:style>
    <style:style style:name="T242" style:family="text">
      <style:text-properties officeooo:rsid="00c62aa2"/>
    </style:style>
    <style:style style:name="T243" style:family="text">
      <style:text-properties officeooo:rsid="00c73a4b"/>
    </style:style>
    <style:style style:name="T244" style:family="text">
      <style:text-properties officeooo:rsid="00c92459"/>
    </style:style>
    <style:style style:name="T245" style:family="text">
      <style:text-properties officeooo:rsid="00ca982c"/>
    </style:style>
    <style:style style:name="T246" style:family="text">
      <style:text-properties officeooo:rsid="00cbe652"/>
    </style:style>
    <style:style style:name="T247" style:family="text">
      <style:text-properties officeooo:rsid="00ce25d0"/>
    </style:style>
    <style:style style:name="T248" style:family="text">
      <style:text-properties officeooo:rsid="00cece98"/>
    </style:style>
    <style:style style:name="T249" style:family="text">
      <style:text-properties officeooo:rsid="00d252be"/>
    </style:style>
    <style:style style:name="T250" style:family="text">
      <style:text-properties officeooo:rsid="00d26c86"/>
    </style:style>
    <style:style style:name="T251" style:family="text">
      <style:text-properties officeooo:rsid="00d4e723"/>
    </style:style>
    <style:style style:name="T252" style:family="text">
      <style:text-properties officeooo:rsid="00da73ed"/>
    </style:style>
    <style:style style:name="T253" style:family="text">
      <style:text-properties officeooo:rsid="00dc6c86"/>
    </style:style>
    <style:style style:name="T254" style:family="text">
      <style:text-properties officeooo:rsid="00dcab98"/>
    </style:style>
    <style:style style:name="T255" style:family="text">
      <style:text-properties officeooo:rsid="00e02a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107">Рушій надає можливість в </text:span><text:span text:style-name="T110">ран</text:span><text:span text:style-name="T107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109">яка </text:span><text:span text:style-name="T107">передає в </text:span><text:span text:style-name="T108">застосунок вказівник на свій клас через віртуальний інтерфейс </text:span><text:span text:style-name="T3">KE_INTERFACE. </text:span><text:span text:style-name="T113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113"><text:tab/></text:span><text:span text:style-name="T130">Елементи Розповіді пов’язані через номери діалогів. Основою діалогу є текстова Сцена, до якої прив’язані Відповіді гравця </text:span><text:span text:style-name="T19">т</text:span><text:span text:style-name="T142">а</text:span><text:span text:style-name="T130"> Скрипти. У кожної Відповіді </text:span><text:span text:style-name="T142">та</text:span><text:span text:style-name="T130"> Скрипту є номер наступного діалогу, який активується після активації відповідного елементу. Таким чином відбувається розвиток </text:span><text:span text:style-name="T131">Розповіді</text:span><text:span text:style-name="T130">.</text:span></text:p>
      <text:p text:style-name="P29"><text:tab/></text:p>
      <text:p text:style-name="P3"><text:span text:style-name="T130"><text:tab/></text:span><text:span text:style-name="T132">Важливо: номер діалогу це не те саме, що </text:span><text:span text:style-name="T14">ID </text:span><text:span text:style-name="T132">елемента. </text:span><text:span text:style-name="T133">Ідентифікатор елемента є унікальним, а однаковий номер діалогу можуть мати декілька елементів.</text:span></text:p>
      <text:p text:style-name="P3"><text:span text:style-name="T133"/></text:p>
      <text:p text:style-name="P3"/>
      <text:p text:style-name="P36">Перелік функцій рушія</text:p>
      <text:p text:style-name="P33"><text:span text:style-name="T214"/></text:p>
      <text:p text:style-name="P33"><text:span text:style-name="T214"/></text:p>
      <text:p text:style-name="P37">Для створення Розповідей</text:p>
      <text:p text:style-name="P3"/>
      <text:p text:style-name="P14"><text:tab/>const wchar_t* GetVersion()<text:span text:style-name="T107"> </text:span><text:span text:style-name="T7">– </text:span><text:span text:style-name="T146">повертає номер поточної версії рушія.</text:span></text:p>
      <text:p text:style-name="P14"><text:span text:style-name="T146"><text:tab/></text:span><text:span text:style-name="T111">const wchar_t* </text:span><text:span text:style-name="T104">GetLastError</text:span><text:span text:style-name="T111">()</text:span><text:span text:style-name="T112"> </text:span><text:span text:style-name="T7">– </text:span><text:span text:style-name="T146">повертає текстовий опис поточної помилки.</text:span></text:p>
      <text:p text:style-name="P4"><text:span text:style-name="T113"><text:tab/></text:span><text:span text:style-name="T103">int </text:span><text:span text:style-name="T77">CreateStory(const wchar_t *story_file)</text:span><text:span text:style-name="T3"> </text:span><text:span text:style-name="T7">–</text:span><text:span text:style-name="T3"> </text:span><text:span text:style-name="T113">створює нову розповідь і зберігає її у файл. </text:span><text:span text:style-name="T117">Ім’я файлу зберігається для подальшого збереження змін в Розповіді. </text:span><text:span text:style-name="T137">Повертає 0 у разі помилки.</text:span></text:p>
      <text:p text:style-name="P7"><text:span text:style-name="T113"><text:tab/></text:span><text:span text:style-name="T74">int </text:span><text:span text:style-name="T77">LoadStory(const wchar_t *story_file)</text:span><text:span text:style-name="T3"> </text:span><text:span text:style-name="T7">–</text:span><text:span text:style-name="T113"> завантажує розповідь з файлу. </text:span><text:span text:style-name="T137">Повертає 0 у разі помилки.</text:span></text:p>
      <text:p text:style-name="P7"><text:span text:style-name="T113"><text:tab/></text:span><text:span text:style-name="T211">i</text:span><text:span text:style-name="T74">nt </text:span><text:span text:style-name="T99">Save</text:span><text:span text:style-name="T77">Story()</text:span><text:span text:style-name="T3"> </text:span><text:span text:style-name="T7">–</text:span><text:span text:style-name="T113"> </text:span><text:span text:style-name="T114">зберігає </text:span><text:span text:style-name="T117">Р</text:span><text:span text:style-name="T114">озповідь </text:span><text:span text:style-name="T117">у поточний файл</text:span><text:span text:style-name="T113">. </text:span><text:span text:style-name="T137">Повертає 0 у разі помилки. </text:span><text:span text:style-name="T151">Зберігати можна або у форматі </text:span><text:span text:style-name="T22">XML, </text:span><text:span text:style-name="T151">або внутрішньому форматі </text:span><text:span text:style-name="T22">SCS, </text:span><text:span text:style-name="T151">який використовує утиліта візуального редактора Розповідей </text:span><text:span text:style-name="T22">Story Creator. </text:span><text:span text:style-name="T151">У разі використання формату </text:span><text:span text:style-name="T22">XML, </text:span><text:span text:style-name="T221">елементи Р</text:span><text:span text:style-name="T151">озповіді, що не прив’язані до жодної Сцени, не будуть збережені у файл.</text:span></text:p>
      <text:p text:style-name="P4"><text:span text:style-name="T113"><text:tab/></text:span><text:span text:style-name="T74">void </text:span><text:span text:style-name="T102">CloseStory()</text:span><text:span text:style-name="T6"> </text:span><text:span text:style-name="T7">–</text:span><text:span text:style-name="T6"> </text:span><text:span text:style-name="T117">закриває Розповідь.</text:span></text:p>
      <text:p text:style-name="P4"><text:span text:style-name="T117"><text:tab/></text:span><text:span text:style-name="T74">void </text:span><text:span text:style-name="T101">ClearStory()</text:span><text:span text:style-name="T8"> </text:span><text:span text:style-name="T7">–</text:span><text:span text:style-name="T8"> </text:span><text:span text:style-name="T119">очищає Розповідь, видаляючи всі елементи.</text:span></text:p>
      <text:p text:style-name="P4"><text:span text:style-name="T113"><text:tab/></text:span><text:span text:style-name="T74">int </text:span><text:span text:style-name="T99">AddScene()</text:span><text:span text:style-name="T4"> </text:span><text:span text:style-name="T7">–</text:span><text:span text:style-name="T4"> </text:span><text:span text:style-name="T114">додає нову текстову Сцену, повертає ідентифікатор елемента, </text:span><text:span text:style-name="T137">або 0 у разі помилки.</text:span></text:p>
      <text:p text:style-name="P8"><text:span text:style-name="T114"><text:tab/></text:span><text:span text:style-name="T74">int </text:span><text:span text:style-name="T99">Add</text:span><text:span text:style-name="T100">Answer</text:span><text:span text:style-name="T99">()</text:span><text:span text:style-name="T4"> </text:span><text:span text:style-name="T7">–</text:span><text:span text:style-name="T4"> </text:span><text:span text:style-name="T114">додає нову </text:span><text:span text:style-name="T115">Відповідь</text:span><text:span text:style-name="T114">, повертає ідентифікатор елемента, </text:span><text:span text:style-name="T137">або 0 у разі помилки</text:span><text:span text:style-name="T114">.</text:span></text:p>
      <text:p text:style-name="P8"><text:span text:style-name="T114"><text:tab/></text:span><text:span text:style-name="T74">int </text:span><text:span text:style-name="T99">Add</text:span><text:span text:style-name="T100">Script</text:span><text:span text:style-name="T99">()</text:span><text:span text:style-name="T4"> </text:span><text:span text:style-name="T7">–</text:span><text:span text:style-name="T4"> </text:span><text:span text:style-name="T114">додає нов</text:span><text:span text:style-name="T115">ий Скрипт</text:span><text:span text:style-name="T114">, повертає ідентифікатор елемента, </text:span><text:span text:style-name="T137">або 0 у разі помилки</text:span><text:span text:style-name="T114">.</text:span></text:p>
      <text:p text:style-name="P14"><text:span text:style-name="T114"><text:tab/></text:span><text:span text:style-name="T74">int </text:span><text:span text:style-name="T85">Select</text:span><text:span text:style-name="T98">(int id)</text:span><text:span text:style-name="T9"> – </text:span><text:span text:style-name="T122">встановлює активний елемент для роботи з його властивостями. Повертає 0 у разі відсутності елементу з відповідним </text:span><text:span text:style-name="T9">ID.</text:span></text:p>
      <text:p text:style-name="P20"><text:span text:style-name="T9"><text:tab/></text:span><text:span text:style-name="T1">const wchar_t*</text:span><text:span text:style-name="T74"> </text:span><text:span text:style-name="T97">RunScript</text:span><text:span text:style-name="T98">(</text:span><text:span text:style-name="T1">const wchar_t *</text:span><text:span text:style-name="T85">text</text:span><text:span text:style-name="T98">)</text:span><text:span text:style-name="T9"> – </text:span><text:span text:style-name="T21">т</text:span><text:span text:style-name="T150">ранслює </text:span><text:span text:style-name="T155">довільний текст </text:span><text:span text:style-name="T150">скрипт</text:span><text:span text:style-name="T155">у</text:span><text:span text:style-name="T122">. Повертає </text:span><text:span text:style-name="T155">результат роботи скрипту, або </text:span><text:span text:style-name="T150">«-</text:span><text:span text:style-name="T27">err-</text:span><text:span text:style-name="T155">» у разі помилки</text:span><text:span text:style-name="T9">.</text:span></text:p>
      <text:p text:style-name="P16"><text:span text:style-name="T114"><text:tab/></text:span><text:span text:style-name="T74">int </text:span><text:span text:style-name="T96">Remove(int id)</text:span><text:span text:style-name="T5"> – </text:span><text:span text:style-name="T116">видаляє елемент з </text:span><text:span text:style-name="T117">Р</text:span><text:span text:style-name="T116">озповіді. </text:span><text:span text:style-name="T147">П</text:span><text:span text:style-name="T145">ри цьому всі зв’язки з іншими елементами будуть автоматично перебудовані. </text:span><text:span text:style-name="T122">Повертає 0 у </text:span><text:span text:style-name="T148">разі помилки</text:span><text:span text:style-name="T9">.</text:span></text:p>
      <text:p text:style-name="P11"><text:span text:style-name="T9"><text:tab/></text:span><text:span text:style-name="T74">int </text:span><text:span text:style-name="T95">Link</text:span><text:span text:style-name="T96">(int id, </text:span><text:span text:style-name="T95">int to_id</text:span><text:span text:style-name="T96">)</text:span><text:span text:style-name="T5"> – </text:span><text:span text:style-name="T143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9">. </text:span><text:span text:style-name="T143">Повертає 0 у разі помилки.</text:span></text:p>
      <text:p text:style-name="P15"><text:span text:style-name="T143"><text:tab/></text:span><text:span text:style-name="T74">int </text:span><text:span text:style-name="T94">Unl</text:span><text:span text:style-name="T95">ink</text:span><text:span text:style-name="T96">(int id, </text:span><text:span text:style-name="T95">int to_id</text:span><text:span text:style-name="T96">)</text:span><text:span text:style-name="T5"> – </text:span><text:span text:style-name="T20">в</text:span><text:span text:style-name="T144">ідв’язує елементи один від одного</text:span><text:span text:style-name="T143">, </text:span><text:span text:style-name="T147">п</text:span><text:span text:style-name="T145">ри цьому всі зв’язки з іншими елементами будуть автоматично перебудовані.</text:span><text:span text:style-name="T9">. </text:span><text:span text:style-name="T143">Повертає 0 у разі помилки.</text:span></text:p>
      <text:p text:style-name="P8"><text:soft-page-break/><text:span text:style-name="T116"><text:tab/></text:span><text:span text:style-name="T74">int </text:span><text:span text:style-name="T79">G</text:span><text:span text:style-name="T80">etID</text:span><text:span text:style-name="T79">()</text:span><text:span text:style-name="T124"> – повертає </text:span><text:span text:style-name="T10">ID </text:span><text:span text:style-name="T124">елемента.</text:span></text:p>
      <text:p text:style-name="P8"><text:span text:style-name="T116"><text:tab/></text:span><text:span text:style-name="T74">int </text:span><text:span text:style-name="T80">SetID(int new_id)</text:span><text:span text:style-name="T7"> – </text:span><text:span text:style-name="T118">встановлює новий ідентифікатор для елемента, </text:span><text:span text:style-name="T145">при цьому всі зв’язки з іншими елементами будуть автоматично перебудовані</text:span><text:span text:style-name="T114">. </text:span><text:span text:style-name="T137">Повертає 0 у разі помилки.</text:span></text:p>
      <text:p text:style-name="P9"><text:span text:style-name="T118"><text:tab/></text:span><text:span text:style-name="T74">int </text:span><text:span text:style-name="T93">GetDialog()</text:span><text:span text:style-name="T11"> </text:span><text:span text:style-name="T7">–</text:span><text:span text:style-name="T11"> </text:span><text:span text:style-name="T125">повертає номер діалогу </text:span><text:span text:style-name="T130">до якого відноситься </text:span><text:span text:style-name="T125">елемент</text:span><text:span text:style-name="T114">, </text:span><text:span text:style-name="T137">або 0 у разі помилки</text:span><text:span text:style-name="T125">.</text:span></text:p>
      <text:p text:style-name="P15"><text:span text:style-name="T118"><text:tab/></text:span><text:span text:style-name="T74">int </text:span><text:span text:style-name="T80">Set</text:span><text:span text:style-name="T89">Dialog</text:span><text:span text:style-name="T80">(int new_id)</text:span><text:span text:style-name="T7"> – </text:span><text:span text:style-name="T120">встановлює новий </text:span><text:span text:style-name="T123">номер</text:span><text:span text:style-name="T120"> діалогу для елемента. </text:span><text:span text:style-name="T147">П</text:span><text:span text:style-name="T145">ри цьому всі зв’язки з іншими елементами будуть автоматично перебудовані.</text:span><text:span text:style-name="T120"> </text:span><text:span text:style-name="T137">Повертає 0 у разі помилки.</text:span></text:p>
      <text:p text:style-name="P9"><text:span text:style-name="T120"><text:tab/></text:span><text:span text:style-name="T74">int </text:span><text:span text:style-name="T92">G</text:span><text:span text:style-name="T89">et</text:span><text:span text:style-name="T90">PrevID</text:span><text:span text:style-name="T80">()</text:span><text:span text:style-name="T7"> – </text:span><text:span text:style-name="T126">повертає </text:span><text:span text:style-name="T12">ID </text:span><text:span text:style-name="T126">елемента, що прив’язаний до активного </text:span><text:span text:style-name="T120">(</text:span><text:span text:style-name="T149">попереднього</text:span><text:span text:style-name="T120"> елемент</text:span><text:span text:style-name="T127">а</text:span><text:span text:style-name="T120"> в ланцюжку)</text:span><text:span text:style-name="T126">. Якщо активний елемент це Сцена, то повертає 0, бо до Сцени може бути прив’язано декілька елементів.</text:span></text:p>
      <text:p text:style-name="P15"><text:span text:style-name="T120"><text:tab/></text:span><text:span text:style-name="T74">int </text:span><text:span text:style-name="T89">Set</text:span><text:span text:style-name="T90">Prev</text:span><text:span text:style-name="T89">ID</text:span><text:span text:style-name="T80">(int new</text:span><text:span text:style-name="T89">_</text:span><text:span text:style-name="T80">id)</text:span><text:span text:style-name="T7"> – </text:span><text:span text:style-name="T126">встановлює</text:span><text:span text:style-name="T120"> елемент, що прив’язаний до </text:span><text:span text:style-name="T126">активного елементу </text:span><text:span text:style-name="T147">(</text:span><text:span text:style-name="T149">попередній</text:span><text:span text:style-name="T147"> в ланцюжку)</text:span><text:span text:style-name="T120">. </text:span><text:span text:style-name="T147">П</text:span><text:span text:style-name="T145">ри цьому всі зв’язки з іншими елементами будуть автоматично перебудовані. </text:span><text:span text:style-name="T137">Повертає 0 у разі помилки.</text:span></text:p>
      <text:p text:style-name="P15"><text:span text:style-name="T120"><text:tab/></text:span><text:span text:style-name="T74">int </text:span><text:span text:style-name="T91">G</text:span><text:span text:style-name="T89">et</text:span><text:span text:style-name="T90">Next</text:span><text:span text:style-name="T89">ID</text:span><text:span text:style-name="T80">()</text:span><text:span text:style-name="T7"> – </text:span><text:span text:style-name="T127">повертає </text:span><text:span text:style-name="T13">ID </text:span><text:span text:style-name="T127">елемента до якого прив’язано активний елемент </text:span><text:span text:style-name="T120">(</text:span><text:span text:style-name="T149">наступного</text:span><text:span text:style-name="T120"> елемента в ланцюжку).</text:span><text:span text:style-name="T145"> </text:span><text:span text:style-name="T137">Повертає 0 у разі помилки.</text:span></text:p>
      <text:p text:style-name="P15"><text:span text:style-name="T120"><text:tab/></text:span><text:span text:style-name="T74">int </text:span><text:span text:style-name="T89">Set</text:span><text:span text:style-name="T90">Next</text:span><text:span text:style-name="T89">ID</text:span><text:span text:style-name="T80">(int new</text:span><text:span text:style-name="T89">_</text:span><text:span text:style-name="T80">id)</text:span><text:span text:style-name="T7"> – </text:span><text:span text:style-name="T129">встановлює</text:span><text:span text:style-name="T120"> елемент, до якого прив’язаний </text:span><text:span text:style-name="T128">активний </text:span><text:span text:style-name="T120">елемент </text:span><text:span text:style-name="T149">(наступний в ланцюжку)</text:span><text:span text:style-name="T120">. </text:span><text:span text:style-name="T147">П</text:span><text:span text:style-name="T145">ри цьому всі зв’язки з іншими елементами будуть автоматично перебудовані. </text:span><text:span text:style-name="T137">Повертає 0 у разі помилки.</text:span></text:p>
      <text:p text:style-name="P9"><text:span text:style-name="T121"><text:tab/></text:span><text:span text:style-name="T74">int </text:span><text:span text:style-name="T79">G</text:span><text:span text:style-name="T80">et</text:span><text:span text:style-name="T88">Type</text:span><text:span text:style-name="T79">()</text:span><text:span text:style-name="T124"> – повертає </text:span><text:span text:style-name="T134">тип</text:span><text:span text:style-name="T10"> </text:span><text:span text:style-name="T124">елемента. </text:span><text:span text:style-name="T134">1 – Сцена, 2 – Відповідь, 3 – Скрипт, 0 – у разі помилки.</text:span></text:p>
      <text:p text:style-name="P9"><text:span text:style-name="T134"><text:tab/></text:span><text:span text:style-name="T78">const wchar_t *</text:span><text:span text:style-name="T79">G</text:span><text:span text:style-name="T80">et</text:span><text:span text:style-name="T78">Text</text:span><text:span text:style-name="T79">()</text:span><text:span text:style-name="T124"> – повертає </text:span><text:span text:style-name="T135">текст</text:span><text:span text:style-name="T10"> </text:span><text:span text:style-name="T124">елемента.</text:span></text:p>
      <text:p text:style-name="P5"><text:span text:style-name="T116"><text:tab/></text:span><text:span text:style-name="T86">void </text:span><text:span text:style-name="T80">Set</text:span><text:span text:style-name="T78">Text</text:span><text:span text:style-name="T80">(</text:span><text:span text:style-name="T78">const wchar_t *</text:span><text:span text:style-name="T80">new_</text:span><text:span text:style-name="T78">text</text:span><text:span text:style-name="T80">)</text:span><text:span text:style-name="T7"> – </text:span><text:span text:style-name="T118">встановлює новий </text:span><text:span text:style-name="T135">текст</text:span><text:span text:style-name="T118"> для елемента.</text:span></text:p>
      <text:p text:style-name="P9"><text:span text:style-name="T118"><text:tab/></text:span><text:span text:style-name="T74">int </text:span><text:span text:style-name="T87">IsEndDialog</text:span><text:span text:style-name="T79">()</text:span><text:span text:style-name="T124"> – </text:span><text:span text:style-name="T136">перевіряє чи елемент завершальним у ланцюжку Розповіді</text:span><text:span text:style-name="T124">. </text:span><text:span text:style-name="T137">1 – якщо елемент завершує ланцюжок, 0 – у протилежному випадку.</text:span></text:p>
      <text:p text:style-name="P6"><text:span text:style-name="T116"><text:tab/></text:span><text:span text:style-name="T86">void </text:span><text:span text:style-name="T80">Set</text:span><text:span text:style-name="T87">EndDialog</text:span><text:span text:style-name="T80">(</text:span><text:span text:style-name="T87">bool end_dialog</text:span><text:span text:style-name="T80">)</text:span><text:span text:style-name="T7"> – </text:span><text:span text:style-name="T15">п</text:span><text:span text:style-name="T136">означає елемент як завершальний у Розповіді</text:span><text:span text:style-name="T118">.</text:span></text:p>
      <text:p text:style-name="P10"><text:tab/><text:span text:style-name="T83">const wchar_t *</text:span><text:span text:style-name="T79">G</text:span><text:span text:style-name="T80">et</text:span><text:span text:style-name="T84">Params</text:span><text:span text:style-name="T79">()</text:span><text:span text:style-name="T124"> – </text:span><text:span text:style-name="T140">повертає рядок параметрів Скрипту.</text:span></text:p>
      <text:p text:style-name="P10"><text:span text:style-name="T140"><text:tab/></text:span><text:span text:style-name="T84">void SetParams(const wchar_t *params)</text:span><text:span text:style-name="T17"> – </text:span><text:span text:style-name="T140">встановлює рядок параметрів для Скрипту.</text:span></text:p>
      <text:p text:style-name="P20"><text:span text:style-name="T140"><text:tab/></text:span><text:span text:style-name="T74">int </text:span><text:span text:style-name="T85">Execute</text:span><text:span text:style-name="T80">()</text:span><text:span text:style-name="T7"> </text:span><text:span text:style-name="T9">– </text:span><text:span text:style-name="T21">т</text:span><text:span text:style-name="T150">ранслює скрипт, записує результат у поле </text:span><text:span text:style-name="T21">Result </text:span><text:span text:style-name="T150">відповідного елемента</text:span><text:span text:style-name="T122">. Повертає </text:span><text:span text:style-name="T150">1 у разі успіху та </text:span><text:span text:style-name="T122">0 у разі </text:span><text:span text:style-name="T150">помилки</text:span><text:span text:style-name="T9">. </text:span><text:span text:style-name="T156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40"><text:tab/></text:span><text:span text:style-name="T83">const wchar_t *</text:span><text:span text:style-name="T79">G</text:span><text:span text:style-name="T80">et</text:span><text:span text:style-name="T84">Result</text:span><text:span text:style-name="T79">()</text:span><text:span text:style-name="T124"> – </text:span><text:span text:style-name="T140">повертає результат виконання Скрипту. </text:span><text:span text:style-name="T149">Повертає порожню строку, доки Скрипт не буде виконаний.</text:span></text:p>
      <text:p text:style-name="P10"><text:span text:style-name="T140"/></text:p>
      <text:p text:style-name="P12"/>
      <text:p text:style-name="P38">Для навігації по Розповіді</text:p>
      <text:p text:style-name="P12"/>
      <text:p text:style-name="P18"><text:span text:style-name="T137"><text:tab/></text:span><text:span text:style-name="T211">i</text:span><text:span text:style-name="T74">nt </text:span><text:span text:style-name="T75">Tell</text:span><text:span text:style-name="T77">Story(</text:span><text:span text:style-name="T82">const wchar_t *story_file</text:span><text:span text:style-name="T77">)</text:span><text:span text:style-name="T3"> </text:span><text:span text:style-name="T7">–</text:span><text:span text:style-name="T113"> </text:span><text:span text:style-name="T138">завантажує</text:span><text:span text:style-name="T114"> </text:span><text:span text:style-name="T117">Р</text:span><text:span text:style-name="T114">озповідь </text:span><text:span text:style-name="T138">з файлу і активує перший елемент</text:span><text:span text:style-name="T113">. </text:span><text:span text:style-name="T137">Повертає 0 у разі помилки.</text:span></text:p>
      <text:p text:style-name="P19"><text:span text:style-name="T137"><text:tab/></text:span><text:span text:style-name="T81">i</text:span><text:span text:style-name="T74">nt LoadDialog(int dlg_id)</text:span><text:span text:style-name="T3"> </text:span><text:span text:style-name="T7">–</text:span><text:span text:style-name="T113"> </text:span><text:span text:style-name="T138">завантажує</text:span><text:span text:style-name="T114"> </text:span><text:span text:style-name="T154">діалог із вказаним </text:span><text:span text:style-name="T26">ID</text:span><text:span text:style-name="T113">. </text:span><text:span text:style-name="T137">Повертає 0 у разі помилки.</text:span></text:p>
      <text:p text:style-name="P17"><text:span text:style-name="T137"><text:tab/></text:span><text:span text:style-name="T78">const wchar_t *</text:span><text:span text:style-name="T79">G</text:span><text:span text:style-name="T80">et</text:span><text:span text:style-name="T75">Scene</text:span><text:span text:style-name="T79">()</text:span><text:span text:style-name="T124"> – повертає </text:span><text:span text:style-name="T135">текст</text:span><text:span text:style-name="T10"> </text:span><text:span text:style-name="T23">п</text:span><text:span text:style-name="T152">оточної Сцени</text:span><text:span text:style-name="T124">.</text:span></text:p>
      <text:p text:style-name="P17"><text:span text:style-name="T124"><text:tab/></text:span><text:span text:style-name="T78">const wchar_t *</text:span><text:span text:style-name="T79">G</text:span><text:span text:style-name="T80">et</text:span><text:span text:style-name="T75">Answer</text:span><text:span text:style-name="T79">(</text:span><text:span text:style-name="T75">int index</text:span><text:span text:style-name="T79">)</text:span><text:span text:style-name="T124"> – повертає </text:span><text:span text:style-name="T135">текст</text:span><text:span text:style-name="T10"> </text:span><text:span text:style-name="T152">Відповіді з індексом </text:span><text:span text:style-name="T23">index, </text:span><text:span text:style-name="T222">що прив’</text:span><text:span text:style-name="T152">язана до поточної Сцени</text:span><text:span text:style-name="T124">.</text:span><text:span text:style-name="T23"> </text:span></text:p>
      <text:p text:style-name="P13"><text:span text:style-name="T137"><text:tab/></text:span><text:span text:style-name="T211">i</text:span><text:span text:style-name="T74">nt </text:span><text:span text:style-name="T75">Get</text:span><text:span text:style-name="T76">AnswerCount</text:span><text:span text:style-name="T77">()</text:span><text:span text:style-name="T3"> </text:span><text:span text:style-name="T7">–</text:span><text:span text:style-name="T113"> </text:span><text:span text:style-name="T139">повертає кількість Відповідей, доступних для поточної Сцени.</text:span></text:p>
      <text:p text:style-name="P13"><text:span text:style-name="T141"><text:tab/></text:span><text:span text:style-name="T73">void SelectAnswer(int index)</text:span><text:span text:style-name="T18"> – </text:span><text:span text:style-name="T23">а</text:span><text:span text:style-name="T152">ктивує</text:span><text:span text:style-name="T141"> Відповідь з вказаним індексом. Після цього </text:span><text:span text:style-name="T152">рушій переходить до наступної Сцени або завершує Розповідь якщо ця Відповідь має </text:span><text:soft-page-break/><text:span text:style-name="T152">прапорець </text:span><text:span text:style-name="T23">EndDialog</text:span><text:span text:style-name="T141">.</text:span></text:p>
      <text:p text:style-name="P30"><text:tab/></text:p>
      <text:p text:style-name="P21"><text:span text:style-name="T157"/></text:p>
      <text:p text:style-name="P21"><text:span text:style-name="T157"/></text:p>
      <text:p text:style-name="P21"><text:span text:style-name="T157">А</text:span><text:span text:style-name="T111">лгоритм роботи</text:span></text:p>
      <text:p text:style-name="P21"><text:span text:style-name="T112"/></text:p>
      <text:p text:style-name="P22"><text:span text:style-name="T112"><text:tab/>Після виклику </text:span><text:span text:style-name="T24">Tell</text:span><text:span text:style-name="T3">Story</text:span><text:span text:style-name="T112">(), рушій завантажує Розповідь з файлу і активує першу Сцену, </text:span><text:span text:style-name="T154">використовуючи для цього функцію </text:span><text:span text:style-name="T26">LoadDialog()</text:span><text:span text:style-name="T112">. При цьому транслюються всі Скрипти, що прив’язані до неї. </text:span><text:span text:style-name="T153">Перш</text:span><text:span text:style-name="T154">ий</text:span><text:span text:style-name="T153"> </text:span><text:span text:style-name="T154">діалог</text:span><text:span text:style-name="T153"> завжди </text:span><text:span text:style-name="T154">повинен</text:span><text:span text:style-name="T153"> мати </text:span><text:span text:style-name="T25">ID </text:span><text:span text:style-name="T153">зі значенням «</text:span><text:span text:style-name="T154">0</text:span><text:span text:style-name="T153">». </text:span><text:span text:style-name="T112">Користувач має викликати </text:span><text:span text:style-name="T2">Get</text:span><text:span text:style-name="T16">AnswerCount</text:span><text:span text:style-name="T112">(), аби отримати кількість доступних Відповідей, </text:span><text:span text:style-name="T154">потім</text:span><text:span text:style-name="T112"> він використовує </text:span><text:span text:style-name="T10">G</text:span><text:span text:style-name="T7">et</text:span><text:span text:style-name="T2">Answer</text:span><text:span text:style-name="T112">() щоб отримати текст потрібної Відповіді (наприклад, аби вивести його на екран), </text:span><text:span text:style-name="T154">і</text:span><text:span text:style-name="T112"> активує потрібну Відповідь за допомогою </text:span><text:span text:style-name="T18">SelectAnswer</text:span><text:span text:style-name="T112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112"/></text:p>
      <text:p text:style-name="P22"><text:span text:style-name="T112"/></text:p>
      <text:p text:style-name="P35">Керування рушієм за допомогою скриптів</text:p>
      <text:p text:style-name="P65"><text:span text:style-name="T157"/></text:p>
      <text:p text:style-name="P66"><text:span text:style-name="T157"><text:tab/></text:span><text:span text:style-name="T165">Функції рушія можна використовувати у скриптах на мові </text:span><text:span text:style-name="T34">ELI, </text:span><text:span text:style-name="T223">як </text:span><text:span text:style-name="T165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34">ELI-</text:span><text:span text:style-name="T165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66"><text:span text:style-name="T165"/></text:p>
      <text:p text:style-name="P32">#include ".\scripts\KobzarScripts.eh";</text:p>
      <text:p text:style-name="P32">&amp;Engine.Create(Kobzar, "");</text:p>
      <text:p text:style-name="P66"><text:span text:style-name="T165">&amp;Engine.</text:span><text:span text:style-name="T34">CreateNew</text:span><text:span text:style-name="T165">Instance();</text:span></text:p>
      <text:p text:style-name="P66"><text:span text:style-name="T165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66"><text:span text:style-name="T165"><text:tab/></text:span><text:span text:style-name="T166">Функціонал бібліотеки-коннектора наведено в Додатку 1.</text:span></text:p>
      <text:p text:style-name="P66"><text:span text:style-name="T166"/></text:p>
      <text:p text:style-name="P2"><text:span text:style-name="T157"/></text:p>
      <text:p text:style-name="P28"><text:span text:style-name="T157">Б</text:span><text:span text:style-name="T111">ібліотека візуалізації</text:span></text:p>
      <text:p text:style-name="P63"><text:span text:style-name="T111"/></text:p>
      <text:p text:style-name="P64"><text:span text:style-name="T111"><text:tab/>До складу рушія входить бібліотека Visual</text:span><text:span text:style-name="T36">Lib</text:span><text:span text:style-name="T111">.</text:span><text:span text:style-name="T1">dll, </text:span><text:span text:style-name="T111">що містить набір функцій для створення та використання графічних елементів, таких як вікна, кнопки, зображення тощо. </text:span><text:span text:style-name="T163">Для створення вікна використовується </text:span><text:span text:style-name="T168">W</text:span><text:span text:style-name="T36">inAPI </text:span><text:span text:style-name="T204">та </text:span><text:span text:style-name="T55">GDI+</text:span><text:span text:style-name="T32">. </text:span><text:span text:style-name="T111">Використовуючи скриптову мову </text:span><text:span text:style-name="T1">ELI, м</text:span><text:span text:style-name="T111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64">Коли бібліотека візуалізації завантажується, вона автоматично створює </text:span><text:span text:style-name="T36">в</text:span><text:span text:style-name="T168">ікно</text:span><text:span text:style-name="T164"> за допомогою </text:span><text:span text:style-name="T33">WinAPI-</text:span><text:span text:style-name="T164">функції </text:span><text:span text:style-name="T33">CreateWindow</text:span><text:span text:style-name="T176">()</text:span><text:span text:style-name="T33">, </text:span><text:span text:style-name="T164">після чого за допомогою вбудованих функцій можна керувати </text:span><text:span text:style-name="T168">цим</text:span><text:span text:style-name="T164"> вікном і графічними елементами на ньому.</text:span></text:p>
      <text:p text:style-name="P64"><text:span text:style-name="T164"><text:tab/></text:span><text:span text:style-name="T165">Для використання бібліотеки у внутрішніх скриптах треба </text:span><text:span text:style-name="T179">підключити заголовковий файл бібліотеки</text:span><text:span text:style-name="T166">:</text:span></text:p>
      <text:p text:style-name="P64"><text:span text:style-name="T166"/></text:p>
      <text:p text:style-name="P67"><text:span text:style-name="T165">#include ".\scripts\</text:span><text:span text:style-name="T35">VisualLib</text:span><text:span text:style-name="T165">.eh";</text:span></text:p>
      <text:p text:style-name="P71"><text:span text:style-name="T176"/></text:p>
      <text:p text:style-name="P70"><text:span text:style-name="T177"><text:s/><text:tab/></text:span><text:span text:style-name="T165">п</text:span><text:span text:style-name="T111">ісля чого створити службовий об’єкт, як це передбачено синтаксисом </text:span><text:span text:style-name="T1">ELI:</text:span></text:p>
      <text:p text:style-name="P69"><text:span text:style-name="T1"/></text:p>
      <text:p text:style-name="P74"><text:span text:style-name="T1">&amp;VLib.Create(VisualLibrary, </text:span><text:span text:style-name="T43">""</text:span><text:span text:style-name="T1">);</text:span></text:p>
      <text:p text:style-name="P74"><text:soft-page-break/><text:span text:style-name="T1"/></text:p>
      <text:p text:style-name="P70"><text:span text:style-name="T176"><text:tab/>Цей службовий об’єкт відповідає за ініціалізацію функцій, що містяться в бібліотеці </text:span><text:span text:style-name="T177">Visual</text:span><text:span text:style-name="T36">Lib</text:span><text:span text:style-name="T177">.</text:span><text:span text:style-name="T31">dll.</text:span><text:span text:style-name="T177"> </text:span><text:span text:style-name="T176">Перевірити успішність ініціалізації можна за допомогою </text:span><text:span text:style-name="T178">властивості</text:span><text:span text:style-name="T176"> </text:span><text:span text:style-name="T44">&amp;VLib.Initialised.</text:span></text:p>
      <text:p text:style-name="P70"><text:span text:style-name="T44"/></text:p>
      <text:p text:style-name="P74"><text:span text:style-name="T1"><text:tab/></text:span><text:span text:style-name="T111">Далі необхідно створити об’єкт самої сцени:</text:span></text:p>
      <text:p text:style-name="P69"><text:span text:style-name="T1"/></text:p>
      <text:p text:style-name="P76">&amp;<text:span text:style-name="T226">Scene</text:span>.Create(Visual<text:span text:style-name="T227">Scene</text:span>, "<text:span text:style-name="T231">800, 600, 0"</text:span>);</text:p>
      <text:p text:style-name="P76"><text:tab/></text:p>
      <text:p text:style-name="P72"><text:span text:style-name="T1"><text:tab/></text:span><text:span text:style-name="T180">Де 800 – ширина вікна, 600 – висота, а 0 – вказує на використання віконного режиму.</text:span></text:p>
      <text:p text:style-name="P73"><text:span text:style-name="T45"><text:tab/></text:span><text:span text:style-name="T1">ELI-</text:span><text:span text:style-name="T111">клас </text:span><text:span text:style-name="T1">Visual</text:span><text:span text:style-name="T37">Scene</text:span><text:span text:style-name="T1"> </text:span><text:span text:style-name="T48">м</text:span><text:span text:style-name="T182">істить властивості і методи, які відповідають за графічне вікно: розмір, координати центру вікна тощо</text:span><text:span text:style-name="T111">. </text:span><text:span text:style-name="T182">Для відображення чогось на формі с</text:span><text:span text:style-name="T172">початку слід створити </text:span><text:span text:style-name="T40">ELI-</text:span><text:span text:style-name="T172">об’єкт потрібного контролу, після чого</text:span><text:span text:style-name="T182"> налаштувати його параметри</text:span><text:span text:style-name="T173">. </text:span><text:span text:style-name="T182">Коли об’єкт буде готовий до візуалізації, необхідно використати метод </text:span><text:span text:style-name="T48">Draw() </text:span><text:span text:style-name="T182">для відображення </text:span><text:span text:style-name="T204">його </text:span><text:span text:style-name="T182">на формі. </text:span><text:span text:style-name="T173">Об’єкт контролу має існувати до кінця трансляції скрипту, оскільки бібліотека візуалізації буде взаємодіяти з ним.</text:span></text:p>
      <text:p text:style-name="P73"><text:span text:style-name="T41"><text:tab/></text:span><text:span text:style-name="T174">Параметри контрола можна редагувати </text:span><text:span text:style-name="T182">і після першої візуалізації</text:span><text:span text:style-name="T174">, наприклад змінити розмір шрифту. </text:span><text:span text:style-name="T181">Але після цього доведеться перемальовувати весь вміст вікна, попередньо очистивши його за допомогою методу </text:span><text:span text:style-name="T111">Visual</text:span><text:span text:style-name="T183">Scene</text:span><text:span text:style-name="T182">::</text:span><text:span text:style-name="T181">Clear</text:span><text:span text:style-name="T46">().</text:span></text:p>
      <text:p text:style-name="P73"><text:span text:style-name="T46"><text:tab/></text:span><text:span text:style-name="T188">Ось так може виглядати умовний скрипт для створення візуальної сцени </text:span><text:span text:style-name="T189">і виведення на неї зображення</text:span><text:span text:style-name="T188">:</text:span></text:p>
      <text:p text:style-name="P73"><text:span text:style-name="T188"/></text:p>
      <text:p text:style-name="P68"><text:span text:style-name="T165">#include ".\scripts\</text:span><text:span text:style-name="T35">VisualLib</text:span><text:span text:style-name="T165">.eh";</text:span></text:p>
      <text:p text:style-name="P68"><text:span text:style-name="T165"/></text:p>
      <text:p text:style-name="P75"><text:span text:style-name="T34">&amp;VLib.Create(VisualLibrary, </text:span><text:span text:style-name="T43">""</text:span><text:span text:style-name="T34">);</text:span></text:p>
      <text:p text:style-name="P75"><text:span text:style-name="T34"/></text:p>
      <text:p text:style-name="P87">if (&amp;Vlib.Initialised)</text:p>
      <text:p text:style-name="P87">{</text:p>
      <text:p text:style-name="P87"><text:s text:c="2"/><text:span text:style-name="T238">&amp;</text:span><text:span text:style-name="T226">Scene</text:span><text:span text:style-name="T238">.Create(Visual</text:span><text:span text:style-name="T227">Scene</text:span><text:span text:style-name="T238">, "</text:span><text:span text:style-name="T231">800, 600, 0"</text:span><text:span text:style-name="T238">);</text:span></text:p>
      <text:p text:style-name="P87"/>
      <text:p text:style-name="P88"><text:s text:c="2"/>&amp;ImageSample.Create(Image, <text:span text:style-name="T238">".</text:span>\images\sample.png<text:span text:style-name="T238">"</text:span>);</text:p>
      <text:p text:style-name="P87"><text:s text:c="2"/><text:span text:style-name="T239">&amp;ImageSample.X = 10;</text:span></text:p>
      <text:p text:style-name="P87"><text:s text:c="2"/><text:span text:style-name="T239">&amp;ImageSample.Y = 10;</text:span></text:p>
      <text:p text:style-name="P87"><text:s text:c="2"/>&amp;ImageSample.Draw();</text:p>
      <text:p text:style-name="P87">}</text:p>
      <text:p text:style-name="P75"><text:span text:style-name="T34"/></text:p>
      <text:p text:style-name="P67"><text:span text:style-name="T165"/></text:p>
      <text:p text:style-name="P67"><text:span text:style-name="T165"><text:tab/></text:span><text:span text:style-name="T166">Функціонал бібліотеки візуалізації наведено в Додатку 3.</text:span></text:p>
      <text:p text:style-name="P67"><text:span text:style-name="T166"/></text:p>
      <text:p text:style-name="P67"><text:span text:style-name="T166"/></text:p>
      <text:p text:style-name="P67"><text:span text:style-name="T166"/></text:p>
      <text:p text:style-name="P67"><text:span text:style-name="T166"/></text:p>
      <text:p text:style-name="P2"><text:span text:style-name="T157"/></text:p>
      <text:p text:style-name="P23"><text:span text:style-name="T157">Д</text:span><text:span text:style-name="T111">одаток 1. Методи службового об’єкта для доступу до функцій рушія</text:span></text:p>
      <text:p text:style-name="P39"><text:span text:style-name="T111"/></text:p>
      <text:p text:style-name="P41"><text:span text:style-name="T205">Create(Kobzar, "")</text:span><text:span text:style-name="T158"> – </text:span><text:span text:style-name="T111"><text:s/></text:span><text:span text:style-name="T159">ініціює службовий об’єкт.</text:span></text:p>
      <text:p text:style-name="P41"><text:span text:style-name="T205">UseCurrrentInstance()</text:span><text:span text:style-name="T158"> – </text:span><text:span text:style-name="T159">використовує поточний екземпляр рушія. За замовчуванням використовується для трансляції коду елементів типу Скрипт.</text:span></text:p>
      <text:p text:style-name="P42"><text:span text:style-name="T205">CreateNewInstance($file)</text:span><text:span text:style-name="T158"> – </text:span><text:span text:style-name="T159">імпортує новий екземпляр рушія з </text:span><text:span text:style-name="T31">DLL</text:span><text:span text:style-name="T159">, шлях до якої вказано у $file.</text:span></text:p>
      <text:p text:style-name="P41"><text:span text:style-name="T205">GetLastError()</text:span><text:span text:style-name="T158"> – </text:span><text:span text:style-name="T159">викликає аналогічний метод рушія </text:span></text:p>
      <text:p text:style-name="P42"><text:soft-page-break/><text:span text:style-name="T205">CreateStory($file)</text:span><text:span text:style-name="T158"> – </text:span><text:span text:style-name="T159">викликає аналогічний метод рушія. </text:span><text:span text:style-name="T111">$file – </text:span><text:span text:style-name="T159">шлях до файлу Розповіді.</text:span></text:p>
      <text:p text:style-name="P42"><text:span text:style-name="T205">LoadStory($file)</text:span><text:span text:style-name="T158"> – </text:span><text:span text:style-name="T159">викликає аналогічний метод рушія. </text:span><text:span text:style-name="T111">$file – </text:span><text:span text:style-name="T159">шлях до файлу Розповіді.</text:span></text:p>
      <text:p text:style-name="P42"><text:span text:style-name="T205">SaveStory()</text:span><text:span text:style-name="T158"> – </text:span><text:span text:style-name="T159">викликає аналогічний метод рушія.</text:span></text:p>
      <text:p text:style-name="P42"><text:span text:style-name="T205">CloseStory()</text:span><text:span text:style-name="T158"> – </text:span><text:span text:style-name="T159">викликає аналогічний метод рушія.</text:span></text:p>
      <text:p text:style-name="P42"><text:span text:style-name="T205">ClearStory()</text:span><text:span text:style-name="T158"> – </text:span><text:span text:style-name="T159">викликає аналогічний метод рушія.</text:span></text:p>
      <text:p text:style-name="P42"><text:span text:style-name="T205">AddScene()</text:span><text:span text:style-name="T158"> – </text:span><text:span text:style-name="T159">викликає аналогічний метод рушія.</text:span></text:p>
      <text:p text:style-name="P42"><text:span text:style-name="T205">AddAnswer()</text:span><text:span text:style-name="T158"> – </text:span><text:span text:style-name="T159">викликає аналогічний метод рушія.</text:span></text:p>
      <text:p text:style-name="P42"><text:span text:style-name="T205">AddScript()</text:span><text:span text:style-name="T158"> – </text:span><text:span text:style-name="T159">викликає аналогічний метод рушія.</text:span></text:p>
      <text:p text:style-name="P42"><text:span text:style-name="T205">Select($id)</text:span><text:span text:style-name="T158"> – </text:span><text:span text:style-name="T159">викликає аналогічний метод рушія. </text:span><text:span text:style-name="T28">$id </text:span><text:span text:style-name="T160">містить </text:span><text:span text:style-name="T28">ID </text:span><text:span text:style-name="T160">потрібного елементу.</text:span></text:p>
      <text:p text:style-name="P43"><text:span text:style-name="T205">Remove($id)</text:span><text:span text:style-name="T158"> – </text:span><text:span text:style-name="T159">викликає аналогічний метод рушія. </text:span><text:span text:style-name="T28">$id </text:span><text:span text:style-name="T160">містить </text:span><text:span text:style-name="T28">ID </text:span><text:span text:style-name="T160">потрібного елементу.</text:span></text:p>
      <text:p text:style-name="P43"><text:span text:style-name="T205">Link($frID, $toID)</text:span><text:span text:style-name="T158"> – </text:span><text:span text:style-name="T159">викликає аналогічний метод рушія. </text:span><text:span text:style-name="T28">$</text:span><text:span text:style-name="T111">frID</text:span><text:span text:style-name="T28"> </text:span><text:span text:style-name="T160">та </text:span><text:span text:style-name="T111">$toID </text:span><text:span text:style-name="T160">містять </text:span><text:span text:style-name="T28">ID е</text:span><text:span text:style-name="T160">лементів що зв’язуються.</text:span></text:p>
      <text:p text:style-name="P43"><text:span text:style-name="T205">Unlink($frID, $toID)</text:span><text:span text:style-name="T158"> – </text:span><text:span text:style-name="T159">викликає аналогічний метод рушія. </text:span><text:span text:style-name="T28">$</text:span><text:span text:style-name="T111">frID</text:span><text:span text:style-name="T28"> </text:span><text:span text:style-name="T160">та </text:span><text:span text:style-name="T111">$toID </text:span><text:span text:style-name="T160">містять </text:span><text:span text:style-name="T28">ID е</text:span><text:span text:style-name="T160">лементів що роз’єднуються.</text:span></text:p>
      <text:p text:style-name="P42"><text:span text:style-name="T205">GetID()</text:span><text:span text:style-name="T158"> – </text:span><text:span text:style-name="T159">викликає аналогічний метод рушія.</text:span></text:p>
      <text:p text:style-name="P43"><text:span text:style-name="T205">SetID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GetDialog()</text:span><text:span text:style-name="T158"> – </text:span><text:span text:style-name="T159">викликає аналогічний метод рушія.</text:span></text:p>
      <text:p text:style-name="P43"><text:span text:style-name="T205">SetDialog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GetNextDialog()</text:span><text:span text:style-name="T158"> – </text:span><text:span text:style-name="T159">викликає аналогічний метод рушія.</text:span></text:p>
      <text:p text:style-name="P43"><text:span text:style-name="T205">SetNextDialog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GetPrevID()</text:span><text:span text:style-name="T158"> – </text:span><text:span text:style-name="T159">викликає аналогічний метод рушія.</text:span></text:p>
      <text:p text:style-name="P43"><text:span text:style-name="T205">SetPrevID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GetNextID()</text:span><text:span text:style-name="T158"> – </text:span><text:span text:style-name="T159">викликає аналогічний метод рушія.</text:span></text:p>
      <text:p text:style-name="P43"><text:span text:style-name="T205">SetNextID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GetType()</text:span><text:span text:style-name="T158"> – </text:span><text:span text:style-name="T159">викликає аналогічний метод рушія.</text:span></text:p>
      <text:p text:style-name="P42"><text:span text:style-name="T205">GetText()</text:span><text:span text:style-name="T158"> – </text:span><text:span text:style-name="T159">викликає аналогічний метод рушія.</text:span></text:p>
      <text:p text:style-name="P43"><text:span text:style-name="T205">SetText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IsEndDialog()</text:span><text:span text:style-name="T158"> – </text:span><text:span text:style-name="T159">викликає аналогічний метод рушія.</text:span></text:p>
      <text:p text:style-name="P43"><text:span text:style-name="T205">SetEndDialog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GetParams()</text:span><text:span text:style-name="T158"> – </text:span><text:span text:style-name="T159">викликає аналогічний метод рушія.</text:span></text:p>
      <text:p text:style-name="P43"><text:span text:style-name="T205">SetParams($val)</text:span><text:span text:style-name="T158"> – </text:span><text:span text:style-name="T159">викликає аналогічний метод рушія. </text:span><text:span text:style-name="T111">$val </text:span><text:span text:style-name="T160">містить потрібне значення.</text:span></text:p>
      <text:p text:style-name="P42"><text:span text:style-name="T205">Execute()</text:span><text:span text:style-name="T158"> – </text:span><text:span text:style-name="T159">викликає аналогічний метод рушія.</text:span></text:p>
      <text:p text:style-name="P42"><text:span text:style-name="T205">GetResult()</text:span><text:span text:style-name="T158"> – </text:span><text:span text:style-name="T159">викликає аналогічний метод рушія.</text:span></text:p>
      <text:p text:style-name="P43"><text:span text:style-name="T205">TellStory($file)</text:span><text:span text:style-name="T158"> – </text:span><text:span text:style-name="T159">викликає аналогічний метод рушія. </text:span><text:span text:style-name="T111">$file – </text:span><text:span text:style-name="T159">шлях до файлу Розповіді.</text:span></text:p>
      <text:p text:style-name="P43"><text:span text:style-name="T205">LoadDialog($id)</text:span><text:span text:style-name="T158"> – </text:span><text:span text:style-name="T159">викликає аналогічний метод рушія. </text:span><text:span text:style-name="T28">$id </text:span><text:span text:style-name="T160">містить </text:span><text:span text:style-name="T28">ID </text:span><text:span text:style-name="T160">потрібного елементу.</text:span></text:p>
      <text:p text:style-name="P42"><text:span text:style-name="T205">GetScene()</text:span><text:span text:style-name="T158"> – </text:span><text:span text:style-name="T159">викликає аналогічний метод рушія.</text:span></text:p>
      <text:p text:style-name="P42"><text:span text:style-name="T205">GetAnswerCount()</text:span><text:span text:style-name="T158"> – </text:span><text:span text:style-name="T159">викликає аналогічний метод рушія.</text:span></text:p>
      <text:p text:style-name="P42"><text:span text:style-name="T205">GetAnswer()</text:span><text:span text:style-name="T158"> – </text:span><text:span text:style-name="T159">викликає аналогічний метод рушія.</text:span></text:p>
      <text:p text:style-name="P43"><text:span text:style-name="T205">SelectAnswer($ind)</text:span><text:span text:style-name="T158"> – </text:span><text:span text:style-name="T159">викликає аналогічний метод рушія. </text:span><text:span text:style-name="T28">$ind </text:span><text:span text:style-name="T160">містить індекс</text:span><text:span text:style-name="T28"> </text:span><text:span text:style-name="T160">потрібно</text:span><text:span text:style-name="T161">ї Відповіді</text:span><text:span text:style-name="T160">.</text:span></text:p>
      <text:p text:style-name="P42"><text:span text:style-name="T206">Destroy()</text:span><text:span text:style-name="T158"> – </text:span><text:span text:style-name="T159">знищує службовий об’єкт.</text:span></text:p>
      <text:p text:style-name="P42"><text:span text:style-name="T159"/></text:p>
      <text:p text:style-name="P42"><text:span text:style-name="T159"/></text:p>
      <text:p text:style-name="P24"><text:span text:style-name="T157">Д</text:span><text:span text:style-name="T159">одаток </text:span><text:span text:style-name="T30">2</text:span><text:span text:style-name="T159">. </text:span><text:span text:style-name="T162">Приклад структури </text:span><text:span text:style-name="T29">XML-</text:span><text:span text:style-name="T162">файлу Розповіді</text:span></text:p>
      <text:p text:style-name="P44"><text:span text:style-name="T162"/></text:p>
      <text:p text:style-name="P31">&lt;StoryFile&gt;</text:p>
      <text:p text:style-name="P31"><text:tab/>&lt;Dialog id = '0'&gt;</text:p>
      <text:p text:style-name="P44"><text:span text:style-name="T162"><text:tab/><text:tab/>&lt;ScreenText&gt;</text:span><text:span text:style-name="T29">scene text</text:span><text:span text:style-name="T162">&lt;/ScreenText&gt;</text:span></text:p>
      <text:p text:style-name="P31"><text:tab/><text:tab/>&lt;Answers&gt;</text:p>
      <text:p text:style-name="P31"><text:tab/><text:tab/><text:tab/>&lt;Answer NextDialog = '1'&gt;</text:p>
      <text:p text:style-name="P44"><text:span text:style-name="T162"><text:tab/><text:tab/><text:tab/><text:tab/>&lt;Text&gt;</text:span><text:span text:style-name="T29">Answer text</text:span><text:span text:style-name="T162">&lt;/Text&gt;</text:span></text:p>
      <text:p text:style-name="P31"><text:tab/><text:tab/><text:tab/>&lt;/Answer&gt;</text:p>
      <text:p text:style-name="P31"><text:soft-page-break/><text:tab/><text:tab/>&lt;/Answers&gt;</text:p>
      <text:p text:style-name="P31"><text:tab/>&lt;/Dialog&gt;</text:p>
      <text:p text:style-name="P31"><text:tab/>&lt;Dialog id = '1'&gt;</text:p>
      <text:p text:style-name="P44"><text:span text:style-name="T162"><text:tab/><text:tab/>&lt;ScreenText&gt;</text:span><text:span text:style-name="T29">next Scene text</text:span><text:span text:style-name="T162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&lt;/StoryFile&gt;</text:p>
      <text:p text:style-name="P31"/>
      <text:p text:style-name="P25"><text:span text:style-name="T224">Д</text:span><text:span text:style-name="T225">одаток </text:span><text:span text:style-name="T167">3</text:span><text:span text:style-name="T225">. </text:span><text:span text:style-name="T165">Методи бібліотеки візуалізації</text:span></text:p>
      <text:p text:style-name="P79"/>
      <text:p text:style-name="P77"><text:span text:style-name="T214">Visual</text:span><text:span text:style-name="T215">Scene</text:span><text:span text:style-name="T216">($width, $height, $fullscreen)</text:span><text:span text:style-name="T231"> </text:span><text:span text:style-name="T158">– </text:span><text:span text:style-name="T175">створює об’єкт та вікно з шириною </text:span><text:span text:style-name="T231">$width</text:span><text:span text:style-name="T175"> та висотою </text:span><text:span text:style-name="T231">$height. </text:span><text:span text:style-name="T175">Параметр </text:span><text:span text:style-name="T231">$fullscreen </text:span><text:span text:style-name="T175">вказує на роботу в повноекранному режимі, приймає значення 1 чи 0.</text:span></text:p>
      <text:p text:style-name="P81"><text:span text:style-name="T217">Show</text:span><text:span text:style-name="T218">Form</text:span><text:span text:style-name="T214">()</text:span> <text:span text:style-name="T158">– </text:span><text:span text:style-name="T176">робить вікно видимим</text:span><text:span text:style-name="T111">.</text:span></text:p>
      <text:p text:style-name="P81"><text:span text:style-name="T217">Hide</text:span><text:span text:style-name="T218">Form</text:span><text:span text:style-name="T214">()</text:span> <text:span text:style-name="T158">– </text:span><text:span text:style-name="T176">приховує вікно</text:span><text:span text:style-name="T111">.</text:span></text:p>
      <text:p text:style-name="P80"><text:span text:style-name="T214">Clear()</text:span> <text:span text:style-name="T158">–</text:span> <text:span text:style-name="T111">очищує вікно.</text:span></text:p>
      <text:p text:style-name="P86"><text:span text:style-name="T176"/></text:p>
      <text:p text:style-name="P78"><text:span text:style-name="T169"/></text:p>
      <text:p text:style-name="P78"><text:span text:style-name="T169"/></text:p>
      <text:p text:style-name="P26"><text:span text:style-name="T157">Д</text:span><text:span text:style-name="T159">одаток </text:span><text:span text:style-name="T38">4</text:span><text:span text:style-name="T159">. </text:span><text:span text:style-name="T170">Опис службових класів бібліотеки візуалізації</text:span></text:p>
      <text:p text:style-name="P40"><text:span text:style-name="T170"/></text:p>
      <text:p text:style-name="P45"><text:span text:style-name="T170"><text:tab/></text:span><text:span text:style-name="T171">Нижче наведені лише публічні члени класів. Повну структуру можна побачити у файлах-заголовках </text:span><text:span text:style-name="T39">VisualLib.eh </text:span><text:span text:style-name="T171">та </text:span><text:span text:style-name="T39">Color.eh.</text:span></text:p>
      <text:p text:style-name="P45"><text:span text:style-name="T39"/></text:p>
      <text:p text:style-name="P45"><text:span text:style-name="T214">#class Color</text:span> – <text:span text:style-name="T233">описує колір, використовується для фарбування елементів.</text:span> </text:p>
      <text:p text:style-name="P45"><text:s text:c="2"/><text:span text:style-name="T214">#public property Red = 0</text:span></text:p>
      <text:p text:style-name="P27"><text:s text:c="2"/>#public property Green = 0</text:p>
      <text:p text:style-name="P27"><text:s text:c="2"/>#public property Blue = 0</text:p>
      <text:p text:style-name="P27"><text:s text:c="2"/>#public property Alpha <text:span text:style-name="T49">= 0</text:span></text:p>
      <text:p text:style-name="P45"/>
      <text:p text:style-name="P45"/>
      <text:p text:style-name="P47"><text:span text:style-name="T214">#class </text:span><text:span text:style-name="T57">User</text:span><text:span text:style-name="T214">Font</text:span> – <text:span text:style-name="T230">ресурс шрифта, який завантажується з файлу, можна потім використати для </text:span><text:span text:style-name="T233">створення </text:span><text:span text:style-name="T230">об’єкта класу </text:span><text:span text:style-name="T42">Font</text:span></text:p>
      <text:p text:style-name="P47"><text:span text:style-name="T42"><text:s text:c="2"/></text:span><text:span text:style-name="T58">#public property Source = ""</text:span><text:span text:style-name="T201"> </text:span><text:span text:style-name="T111">–</text:span><text:span text:style-name="T201"> </text:span><text:span text:style-name="T202">шлях до файлу з якого завантажено шрифт</text:span></text:p>
      <text:p text:style-name="P47"><text:span text:style-name="T42"><text:s text:c="2"/></text:span><text:span text:style-name="T58">#public property Name = ""</text:span><text:span text:style-name="T201"> </text:span><text:span text:style-name="T111">–</text:span><text:span text:style-name="T201"> </text:span><text:span text:style-name="T202">ім’я шрифту, </text:span><text:span text:style-name="T212">буде встановлено автоматично за умови успішної роботи конструктора</text:span></text:p>
      <text:p text:style-name="P47"><text:s text:c="2"/><text:span text:style-name="T214">#public method </text:span><text:span text:style-name="T59">User</text:span><text:span text:style-name="T214">Font($file)</text:span> – <text:span text:style-name="T254">конструктор</text:span></text:p>
      <text:p text:style-name="P47"/>
      <text:p text:style-name="P47"/>
      <text:p text:style-name="P53"><text:span text:style-name="T214">#class Font</text:span> – <text:span text:style-name="T234">шрифт тексту, використовується в контролах, що містять текст</text:span></text:p>
      <text:p text:style-name="P62"><text:s text:c="2"/><text:span text:style-name="T214">#public property User</text:span><text:span text:style-name="T72">Font</text:span><text:span text:style-name="T214"> </text:span><text:span text:style-name="T219">= 0</text:span><text:span text:style-name="T252"> </text:span>–<text:span text:style-name="T252"> вказує чи застосовується користувацький шрифт, </text:span><text:span text:style-name="T253">якщо так, то <text:s/></text:span>User<text:span text:style-name="T255">F</text:span><text:span text:style-name="T106">ont</text:span><text:span text:style-name="T54"> </text:span><text:span text:style-name="T203">буде </text:span><text:span text:style-name="T213">дорівнювати 1</text:span></text:p>
      <text:p text:style-name="P61"><text:s text:c="2"/><text:span text:style-name="T214">#public property Name = "Arial"</text:span> – <text:span text:style-name="T234">сімейство шрифтів</text:span></text:p>
      <text:p text:style-name="P53"><text:s text:c="2"/><text:span text:style-name="T214">#public property Style =</text:span><text:span text:style-name="T56"> </text:span><text:span text:style-name="T61">r</text:span><text:span text:style-name="T1"> </text:span>– <text:span text:style-name="T234">стиль:</text:span></text:p>
      <text:p text:style-name="P53"><text:tab/><text:tab/><text:tab/>r – <text:span text:style-name="T237">звичайний</text:span></text:p>
      <text:p text:style-name="P53"><text:tab/><text:tab/><text:tab/>b – <text:span text:style-name="T237">жирний</text:span></text:p>
      <text:p text:style-name="P53"><text:tab/><text:tab/><text:tab/>i – <text:span text:style-name="T237">курсив</text:span></text:p>
      <text:p text:style-name="P53"><text:tab/><text:tab/><text:tab/>bi – <text:span text:style-name="T237">жирний курсив</text:span></text:p>
      <text:p text:style-name="P53"><text:tab/><text:tab/><text:tab/>u – <text:span text:style-name="T237">підкреслений</text:span></text:p>
      <text:p text:style-name="P53"><text:tab/><text:tab/><text:tab/>s – <text:span text:style-name="T237">закреслений</text:span></text:p>
      <text:p text:style-name="P53"><text:s text:c="2"/><text:span text:style-name="T214">#public property Size = 10</text:span> – <text:span text:style-name="T234">розмір</text:span></text:p>
      <text:p text:style-name="P53"><text:soft-page-break/><text:s text:c="2"/><text:span text:style-name="T214">#public property Color = #class Color</text:span>– <text:span text:style-name="T236">колір тексту</text:span></text:p>
      <text:p text:style-name="P53"><text:s text:c="2"/><text:span text:style-name="T214">#public method Assign($userfont)</text:span> – <text:span text:style-name="T252">зв’язує шрифт з об’єктом користувацького шрифту</text:span></text:p>
      <text:p text:style-name="P53"><text:s text:c="2"/><text:span text:style-name="T214">#public method Select($name)</text:span> – <text:span text:style-name="T252">обирає шрифт з набору системних шрифтів</text:span></text:p>
      <text:p text:style-name="P53"/>
      <text:p text:style-name="P47"/>
      <text:p text:style-name="P47"><text:span text:style-name="T214">#class Border</text:span> – <text:span text:style-name="T235">описує границю контролу</text:span></text:p>
      <text:p text:style-name="P48"><text:s text:c="2"/><text:span text:style-name="T214">#public property Size = 0</text:span> – <text:span text:style-name="T233">розмір границі</text:span></text:p>
      <text:p text:style-name="P47"><text:s text:c="2"/><text:span text:style-name="T214">#public property Color = #class Color</text:span> – <text:span text:style-name="T235">колір</text:span></text:p>
      <text:p text:style-name="P47"/>
      <text:p text:style-name="P47"/>
      <text:p text:style-name="P59"><text:span text:style-name="T214">#class Line</text:span> – <text:span text:style-name="T247">лінія</text:span></text:p>
      <text:p text:style-name="P55"><text:s text:c="2"/><text:span text:style-name="T214">#public property X1 = 0</text:span> – <text:span text:style-name="T233">позиція </text:span><text:span text:style-name="T245">початкової точки прямої</text:span></text:p>
      <text:p text:style-name="P56"><text:s text:c="2"/><text:span text:style-name="T214">#public property Y1 = 0</text:span></text:p>
      <text:p text:style-name="P56"><text:s text:c="2"/><text:span text:style-name="T214">#public property X2 = 0</text:span> – <text:span text:style-name="T233">позиція </text:span><text:span text:style-name="T245">кінцевої точки прямої</text:span></text:p>
      <text:p text:style-name="P56"><text:s text:c="2"/><text:span text:style-name="T214">#public property Y2 = 0</text:span></text:p>
      <text:p text:style-name="P56"><text:s text:c="2"/><text:span text:style-name="T214">#public property Size = 1</text:span> – <text:span text:style-name="T245">товщина</text:span><text:span text:style-name="T233"> </text:span><text:span text:style-name="T245">лінії</text:span></text:p>
      <text:p text:style-name="P55"><text:s text:c="2"/><text:span text:style-name="T214">#public property Color = #class Color</text:span> – <text:span text:style-name="T235">колір </text:span><text:span text:style-name="T245">лінії</text:span></text:p>
      <text:p text:style-name="P55"><text:s text:c="2"/><text:span text:style-name="T214">#public method Line($x1, $y1, $x2, $y2, $size)</text:span> – <text:span text:style-name="T241">конструктор класу</text:span></text:p>
      <text:p text:style-name="P55"/>
      <text:p text:style-name="P45"><text:s/></text:p>
      <text:p text:style-name="P45"><text:span text:style-name="T214">#class Arc</text:span> – <text:span text:style-name="T247">дуга</text:span></text:p>
      <text:p text:style-name="P55"><text:s text:c="2"/><text:span text:style-name="T214">#public property</text:span><text:span text:style-name="T56"> </text:span><text:span text:style-name="T62">Left</text:span><text:span text:style-name="T56"> </text:span><text:span text:style-name="T220">= 0</text:span><text:span text:style-name="T244"> </text:span>– <text:span text:style-name="T233">позиція верхнього лівого кута </text:span><text:span text:style-name="T244">прямокутника, в який вписана дуга</text:span></text:p>
      <text:p text:style-name="P55"><text:s text:c="2"/><text:span text:style-name="T214">#public property</text:span><text:span text:style-name="T56"> </text:span><text:span text:style-name="T62">Top</text:span><text:span text:style-name="T56"> </text:span><text:span text:style-name="T220">= 0</text:span></text:p>
      <text:p text:style-name="P55"><text:s text:c="2"/><text:span text:style-name="T214">#public property Width </text:span><text:span text:style-name="T220">= 0</text:span><text:span text:style-name="T244"> </text:span>– <text:span text:style-name="T244">висота прямокутника, в який вписана дуга</text:span></text:p>
      <text:p text:style-name="P55"><text:s text:c="2"/><text:span text:style-name="T214">#public property Height </text:span><text:span text:style-name="T220">= 0</text:span> – <text:span text:style-name="T233">ширина </text:span><text:span text:style-name="T244">прямокутника, в який вписана дуга</text:span></text:p>
      <text:p text:style-name="P45"><text:s text:c="2"/><text:span text:style-name="T214">#public property StartAngle = 0</text:span></text:p>
      <text:p text:style-name="P27"><text:s text:c="2"/>#public property SweepAngle = 0</text:p>
      <text:p text:style-name="P56"><text:s text:c="2"/><text:span text:style-name="T214">#public property Size = 1</text:span> – <text:span text:style-name="T245">товщина</text:span><text:span text:style-name="T233"> </text:span><text:span text:style-name="T245">лінії</text:span></text:p>
      <text:p text:style-name="P55"><text:s text:c="2"/><text:span text:style-name="T214">#public property Color = #class Color</text:span> – <text:span text:style-name="T235">колір</text:span> <text:span text:style-name="T245">лінії</text:span></text:p>
      <text:p text:style-name="P60"><text:s text:c="2"/><text:span text:style-name="T214">#public method Arc($left, $top, $width, $height, $stangle, $swangle, $size)</text:span> – <text:span text:style-name="T241">конструктор класу</text:span></text:p>
      <text:p text:style-name="P60"/>
      <text:p text:style-name="P45"><text:s text:c="2"/></text:p>
      <text:p text:style-name="P45"><text:span text:style-name="T214">#class Poly</text:span> – <text:span text:style-name="T247">полігон з варіативною кількістю вершин</text:span></text:p>
      <text:p text:style-name="P45"><text:s text:c="2"/><text:span text:style-name="T214">#public property Count = 0</text:span> – <text:span text:style-name="T248">кількість вершин (збільшується автоматично при додаванні)</text:span> <text:s/></text:p>
      <text:p text:style-name="P45"><text:s text:c="2"/><text:span text:style-name="T214">#public property Color = #class Color </text:span>– <text:span text:style-name="T254">колір заливки фігури</text:span></text:p>
      <text:p text:style-name="P56"><text:s text:c="2"/><text:span text:style-name="T214">#public property Border = #class Border</text:span><text:span text:style-name="T184"> – </text:span><text:span text:style-name="T185">границя </text:span><text:span text:style-name="T194">фігури</text:span></text:p>
      <text:p text:style-name="P56"><text:s text:c="2"/><text:span text:style-name="T214">#public property Shadow = 0</text:span><text:span text:style-name="T52"> – </text:span><text:span text:style-name="T190">вмикає/вимикає тінь від </text:span><text:span text:style-name="T193">фігури</text:span> <text:s/></text:p>
      <text:p text:style-name="P45"><text:s text:c="2"/><text:span text:style-name="T214">#public method AddPoint($x, $y)</text:span> – <text:span text:style-name="T245">додає вершину до полігону</text:span></text:p>
      <text:p text:style-name="P45"/>
      <text:p text:style-name="P45"/>
      <text:p text:style-name="P45"><text:span text:style-name="T214">#class Ellipse</text:span> – <text:span text:style-name="T247">еліпс</text:span> <text:s/></text:p>
      <text:p text:style-name="P57"><text:s text:c="2"/><text:span text:style-name="T214">#public property</text:span><text:span text:style-name="T56"> </text:span><text:span text:style-name="T62">Left</text:span><text:span text:style-name="T56"> </text:span><text:span text:style-name="T214">= 0</text:span> – <text:span text:style-name="T233">позиція верхнього лівого кута </text:span><text:span text:style-name="T244">прямокутника, </text:span><text:span text:style-name="T246">в який вписано еліпс</text:span></text:p>
      <text:p text:style-name="P45"><text:s text:c="2"/><text:span text:style-name="T214">#public property</text:span><text:span text:style-name="T56"> </text:span><text:span text:style-name="T62">Top</text:span><text:span text:style-name="T56"> </text:span><text:span text:style-name="T214">= 0</text:span></text:p>
      <text:p text:style-name="P58"><text:s text:c="2"/><text:span text:style-name="T214">#public property Width</text:span> – <text:span text:style-name="T233">ширина </text:span><text:span text:style-name="T244">прямокутника, </text:span><text:span text:style-name="T246">в який вписано еліпс</text:span></text:p>
      <text:p text:style-name="P58"><text:s text:c="2"/><text:span text:style-name="T214">#public property Height</text:span> – <text:span text:style-name="T244">висота прямокутника, </text:span><text:span text:style-name="T246">в який вписано еліпс</text:span></text:p>
      <text:p text:style-name="P45"><text:s text:c="2"/><text:span text:style-name="T214">#public property Color = #class Color</text:span></text:p>
      <text:p text:style-name="P56"><text:s text:c="2"/><text:span text:style-name="T214">#public property Border = #class Border</text:span><text:span text:style-name="T184"> – </text:span><text:span text:style-name="T185">границя </text:span><text:span text:style-name="T194">фігури</text:span></text:p>
      <text:p text:style-name="P56"><text:s text:c="2"/><text:span text:style-name="T214">#public property Shadow = 0</text:span><text:span text:style-name="T52"> – </text:span><text:span text:style-name="T190">вмикає/вимикає тінь від </text:span><text:span text:style-name="T193">фігури</text:span> <text:s text:c="2"/></text:p>
      <text:p text:style-name="P60"><text:s text:c="2"/><text:span text:style-name="T214">#public method Ellipse($left, $top, $width, $height)</text:span> – <text:span text:style-name="T241">конструктор класу</text:span></text:p>
      <text:p text:style-name="P60"><text:soft-page-break/></text:p>
      <text:p text:style-name="P55"/>
      <text:p text:style-name="P56"><text:span text:style-name="T214">#class </text:span><text:span text:style-name="T63">Rect</text:span> – <text:span text:style-name="T247">прямокутник</text:span> <text:s text:c="3"/></text:p>
      <text:p text:style-name="P57"><text:s text:c="2"/><text:span text:style-name="T214">#public property</text:span><text:span text:style-name="T56"> </text:span><text:span text:style-name="T62">Left</text:span><text:span text:style-name="T56"> </text:span><text:span text:style-name="T214">= 0</text:span> – <text:span text:style-name="T233">позиція верхнього лівого кута </text:span><text:span text:style-name="T244">прямокутника</text:span></text:p>
      <text:p text:style-name="P56"><text:s text:c="2"/><text:span text:style-name="T214">#public property</text:span><text:span text:style-name="T56"> </text:span><text:span text:style-name="T62">Top</text:span><text:span text:style-name="T56"> </text:span><text:span text:style-name="T214">= 0</text:span></text:p>
      <text:p text:style-name="P56"><text:s text:c="2"/><text:span text:style-name="T214">#public property Width</text:span> – <text:span text:style-name="T233">ширина </text:span><text:span text:style-name="T244">фігури</text:span></text:p>
      <text:p text:style-name="P56"><text:s text:c="2"/><text:span text:style-name="T214">#public property Height</text:span> – <text:span text:style-name="T244">висота фігури</text:span></text:p>
      <text:p text:style-name="P56"><text:s text:c="2"/>#<text:span text:style-name="T214">public property Color = #class Color</text:span></text:p>
      <text:p text:style-name="P56"><text:s text:c="2"/><text:span text:style-name="T214">#public property Border = #class Border</text:span><text:span text:style-name="T184"> – </text:span><text:span text:style-name="T185">границя </text:span><text:span text:style-name="T195">фігури</text:span></text:p>
      <text:p text:style-name="P56"><text:s text:c="2"/><text:span text:style-name="T214">#public property Shadow = 0</text:span><text:span text:style-name="T64"> </text:span><text:span text:style-name="T52">– </text:span><text:span text:style-name="T190">вмикає/вимикає тінь від </text:span><text:span text:style-name="T193">фігури</text:span> <text:s text:c="2"/></text:p>
      <text:p text:style-name="P60"><text:s text:c="2"/><text:span text:style-name="T214">#public method </text:span><text:span text:style-name="T63">Rect</text:span><text:span text:style-name="T214">($left, $top, $width, $height)</text:span> – <text:span text:style-name="T241">конструктор класу</text:span></text:p>
      <text:p text:style-name="P60"/>
      <text:p text:style-name="P45"/>
      <text:p text:style-name="P45"><text:span text:style-name="T214">#class Object</text:span> – <text:span text:style-name="T233">батьківський клас всіх контролів.</text:span></text:p>
      <text:p text:style-name="P45"><text:s text:c="2"/><text:span text:style-name="T214">#public property</text:span><text:span text:style-name="T56"> </text:span><text:span text:style-name="T65">Left</text:span><text:span text:style-name="T56"> </text:span><text:span text:style-name="T214">= 0</text:span> – <text:span text:style-name="T233">позиція верхнього лівого кута контролу по горизонталі</text:span></text:p>
      <text:p text:style-name="P49"><text:s text:c="2"/><text:span text:style-name="T214">#public property</text:span><text:span text:style-name="T56"> </text:span><text:span text:style-name="T65">Top</text:span><text:span text:style-name="T56"> </text:span><text:span text:style-name="T214">= 0</text:span> – <text:span text:style-name="T233">позиція верхнього лівого кута контролу по вертикалі</text:span></text:p>
      <text:p text:style-name="P50"><text:s text:c="2"/><text:span text:style-name="T214">#public property Width = 0</text:span> – <text:span text:style-name="T233">ширина контролу</text:span></text:p>
      <text:p text:style-name="P50"><text:s text:c="2"/><text:span text:style-name="T214">#public property Height = 0</text:span> – <text:span text:style-name="T233">висота контролу</text:span></text:p>
      <text:p text:style-name="P50"><text:s text:c="2"/><text:span text:style-name="T214">#public method Draw()</text:span> – <text:span text:style-name="T241">малює контрол на </text:span><text:span text:style-name="T243">формі</text:span></text:p>
      <text:p text:style-name="P50"><text:s text:c="2"/><text:span text:style-name="T214">#public method SetPos($left, $top)</text:span> – <text:span text:style-name="T249">встановлює позицію контролу</text:span></text:p>
      <text:p text:style-name="P50"><text:s text:c="2"/><text:span text:style-name="T214">#public method SetSize($width, $height)</text:span> – <text:span text:style-name="T249">встановлює розміри контролу</text:span></text:p>
      <text:p text:style-name="P50"><text:s text:c="2"/><text:span text:style-name="T214">#public method Object($left, $top, $width, $height)</text:span> – <text:span text:style-name="T241">конструктор класу</text:span></text:p>
      <text:p text:style-name="P50"/>
      <text:p text:style-name="P45"/>
      <text:p text:style-name="P45"><text:span text:style-name="T214">#class Image : Object</text:span> – <text:span text:style-name="T233">статичне зображення</text:span></text:p>
      <text:p text:style-name="P45"><text:s text:c="2"/><text:span text:style-name="T214">#public property Source = ".</text:span><text:span text:style-name="T66">\</text:span><text:span text:style-name="T214">default.</text:span><text:span text:style-name="T67">png</text:span><text:span text:style-name="T214">"</text:span> – <text:span text:style-name="T232">шлях до файлу зображення, «.</text:span><text:span text:style-name="T47">\</text:span><text:span text:style-name="T232">» вказує на</text:span> <text:span text:style-name="T232">каталог в якому міститься бібліотека </text:span><text:span text:style-name="T47">ELI</text:span></text:p>
      <text:p text:style-name="P45"><text:span text:style-name="T47"><text:s text:c="2"/></text:span><text:span text:style-name="T68">#public method Image($file)</text:span><text:span text:style-name="T47"> – </text:span><text:span text:style-name="T191">конструктор </text:span><text:span text:style-name="T192">класу</text:span></text:p>
      <text:p text:style-name="P45"><text:span text:style-name="T47"/></text:p>
      <text:p text:style-name="P45"/>
      <text:p text:style-name="P45"><text:span text:style-name="T214">#class Frame : Object</text:span> – <text:span text:style-name="T250">прямокутне вікно для виводу тексту</text:span></text:p>
      <text:p text:style-name="P45"><text:s text:c="2"/><text:span text:style-name="T214">#public property Color = #class Color</text:span> – <text:span text:style-name="T233">колір тла</text:span></text:p>
      <text:p text:style-name="P45"><text:s text:c="2"/><text:span text:style-name="T207">#public property Border = #class Border</text:span><text:span text:style-name="T184"> – </text:span><text:span text:style-name="T185">границя контролу</text:span></text:p>
      <text:p text:style-name="P54"><text:s text:c="2"/><text:span text:style-name="T214">#public property Corner = 0</text:span> <text:span text:style-name="T186">–</text:span> <text:span text:style-name="T240">ступінь заокруглення кутів, 0 – заокруглення не застосовується</text:span></text:p>
      <text:p text:style-name="P45"><text:s text:c="2"/><text:span text:style-name="T214">#public property Shadow </text:span><text:span text:style-name="T64">= 0</text:span><text:span text:style-name="T52"> – </text:span><text:span text:style-name="T190">вмикає/вимикає тінь від контролу</text:span></text:p>
      <text:p text:style-name="P45"><text:span text:style-name="T190"><text:s text:c="2"/></text:span><text:span text:style-name="T208">#public property BeforeTextInterval = 5</text:span><text:span text:style-name="T190"> – </text:span><text:span text:style-name="T197">відступ від лівого краю контролу до області тексту</text:span></text:p>
      <text:p text:style-name="P45"><text:span text:style-name="T190"><text:s text:c="2"/></text:span><text:span text:style-name="T208">#public property AfterTextInterval = 5</text:span><text:span text:style-name="T190"> – </text:span><text:span text:style-name="T197">відступ від правого краю області тексту</text:span></text:p>
      <text:p text:style-name="P45"><text:span text:style-name="T190"><text:s text:c="2"/></text:span><text:span text:style-name="T208">#public property Text = #class Text</text:span><text:span text:style-name="T190"> – </text:span><text:span text:style-name="T196">текст</text:span></text:p>
      <text:p text:style-name="P34"><text:s text:c="2"/><text:span text:style-name="T214">#public method AdjustToText()</text:span> – припасовує розміри контролу до розміру тексту</text:p>
      <text:p text:style-name="P45"><text:span text:style-name="T190"><text:s text:c="2"/></text:span><text:span text:style-name="T208">#public method Frame($left, $top, $width, $height)</text:span><text:span text:style-name="T190"> – </text:span><text:span text:style-name="T192">конструктор класу</text:span></text:p>
      <text:p text:style-name="P45"><text:span text:style-name="T192"/></text:p>
      <text:p text:style-name="P45"/>
      <text:p text:style-name="P45"><text:span text:style-name="T214">#class Baloon : Frame</text:span> – <text:span text:style-name="T229">хмарка репліки персонажа, як в коміксах</text:span></text:p>
      <text:p text:style-name="P45"><text:s text:c="2"/><text:span text:style-name="T214">#public property Tail = #class Point</text:span> – <text:span text:style-name="T228">позиція кутика, що вказує на персонажа</text:span></text:p>
      <text:p text:style-name="P45"><text:s text:c="2"/><text:span text:style-name="T214">#public method Bubble($left, $top, $width, $height)</text:span> – <text:span text:style-name="T242">конструктор класу</text:span></text:p>
      <text:p text:style-name="P45"/>
      <text:p text:style-name="P45"/>
      <text:p text:style-name="P84"><text:span text:style-name="T214">#class Blast : Frame</text:span><text:span text:style-name="T111"> – </text:span><text:span text:style-name="T199">текстове вікно у формі спалаху/вибуху</text:span></text:p>
      <text:p text:style-name="P84"><text:s text:c="2"/><text:span text:style-name="T214">#public property MinRayHeight = 10</text:span><text:span text:style-name="T111"> – </text:span><text:span text:style-name="T199">мінімальна висота променю</text:span></text:p>
      <text:p text:style-name="P85"><text:s text:c="2"/><text:span text:style-name="T214">#public property MaxRayHeight = 50</text:span><text:span text:style-name="T111"> – </text:span><text:span text:style-name="T199">максимальна висота променю</text:span></text:p>
      <text:p text:style-name="P85"><text:soft-page-break/><text:span text:style-name="T199"><text:s text:c="2"/></text:span><text:span text:style-name="T209">#public property DynamicRays = 0</text:span><text:span text:style-name="T199"> – </text:span><text:span text:style-name="T200">якщо 1 – динамічна висота, якщо 0 – </text:span>MaxRayHeight<text:span text:style-name="T111"> </text:span><text:span text:style-name="T200">буде визначати висоту</text:span><text:span text:style-name="T111"> <text:s/></text:span></text:p>
      <text:p text:style-name="P84"><text:s text:c="2"/><text:span text:style-name="T214">#public method Blast($left, $top, $width, $height)</text:span><text:span text:style-name="T111"> – </text:span><text:span text:style-name="T199">конструктор</text:span> </text:p>
      <text:p text:style-name="P46"/>
      <text:p text:style-name="P46"/>
      <text:p text:style-name="P46"><text:span text:style-name="T214">#class Text : Object</text:span> – <text:span text:style-name="T234">текстовий напис на прозорому тлі</text:span></text:p>
      <text:p text:style-name="P46"><text:s text:c="2"/><text:span text:style-name="T214">#public property Font = #class Font</text:span> – <text:span text:style-name="T234">налаштування шрифту</text:span></text:p>
      <text:p text:style-name="P46"><text:s text:c="2"/><text:span text:style-name="T214">#public property Align = justify</text:span> – <text:span text:style-name="T236">вирівнювання:</text:span></text:p>
      <text:p text:style-name="P51"><text:tab/><text:tab/><text:tab/><text:tab/>justify – <text:span text:style-name="T236">по ширині</text:span></text:p>
      <text:p text:style-name="P51"><text:tab/><text:tab/><text:tab/><text:tab/><text:span text:style-name="T50">left</text:span> – <text:span text:style-name="T236">по лівому краю</text:span></text:p>
      <text:p text:style-name="P51"><text:tab/><text:tab/><text:tab/><text:tab/><text:span text:style-name="T50">right</text:span> – <text:span text:style-name="T236">по правому краю</text:span></text:p>
      <text:p text:style-name="P51"><text:tab/><text:tab/><text:tab/><text:tab/><text:span text:style-name="T50">center</text:span> – <text:span text:style-name="T236">по центру</text:span></text:p>
      <text:p text:style-name="P52"><text:s text:c="2"/><text:span text:style-name="T214">#public property </text:span><text:span text:style-name="T69">WordWrap</text:span><text:span text:style-name="T214"> = </text:span><text:span text:style-name="T210">0</text:span><text:span text:style-name="T186"> – перенос по словах</text:span></text:p>
      <text:p text:style-name="P52"><text:span text:style-name="T186"><text:s text:c="2"/></text:span><text:span text:style-name="T210">#public property CenterVerticaly </text:span><text:span text:style-name="T70">= 0</text:span><text:span text:style-name="T51"> </text:span><text:span text:style-name="T186">– </text:span><text:span text:style-name="T187">вертикальне центрування тексту</text:span></text:p>
      <text:p text:style-name="P46"><text:s text:c="2"/><text:span text:style-name="T214">#public property</text:span><text:span text:style-name="T56"> </text:span><text:span text:style-name="T71">Data</text:span><text:span text:style-name="T56"> </text:span><text:span text:style-name="T214">= ""</text:span> – <text:span text:style-name="T234">сам текст</text:span></text:p>
      <text:p text:style-name="P46"><text:s text:c="2"/><text:span text:style-name="T214">#public method CalcAreaSize()</text:span> – <text:span text:style-name="T251">підлаштовує розмір області в залежності від довжини тексту</text:span></text:p>
      <text:p text:style-name="P89"><text:s text:c="2"/><text:span text:style-name="T214">#public method Text($left, $top, $width, $height)</text:span><text:span text:style-name="T111"> – </text:span><text:span text:style-name="T198">конструктор</text:span></text:p>
      <text:p text:style-name="P83"><text:span text:style-name="T199"/></text:p>
      <text:p text:style-name="P8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17T17:53:51.714000000</dc:date>
    <meta:editing-duration>P2DT7H44M55S</meta:editing-duration>
    <meta:editing-cycles>217</meta:editing-cycles>
    <meta:generator>EasyOffice/7.6.2.1.0$Windows_X86_64 LibreOffice_project/0bc4d647150f05f02b71ccb5539a4012b57f1faf</meta:generator>
    <meta:document-statistic meta:table-count="0" meta:image-count="0" meta:object-count="0" meta:page-count="9" meta:paragraph-count="260" meta:word-count="2509" meta:character-count="19424" meta:non-whitespace-character-count="16647"/>
  </office:meta>
</office:document-meta>
</file>